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rebuchet MS" svg:font-family="'Trebuchet M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5in" table:align="margins" fo:keep-with-next="alway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5" style:family="table-cell">
      <style:table-cell-properties fo:background-color="transparent" fo:padding="0.0382in" fo:border-left="0.05pt solid #000000" fo:border-right="none" fo:border-top="none" fo:border-bottom="0.05pt solid #000000">
        <style:background-image/>
      </style:table-cell-properties>
    </style:style>
    <style:style style:name="Table5" style:family="table">
      <style:table-properties style:width="6.2396in" table:align="left" style:writing-mode="lr-tb"/>
    </style:style>
    <style:style style:name="Table5.A" style:family="table-column">
      <style:table-column-properties style:column-width="0.812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1" style:family="table">
      <style:table-properties style:width="1.55in" fo:margin-left="0in" table:align="left" style:writing-mode="lr-tb"/>
    </style:style>
    <style:style style:name="Table1.A" style:family="table-column">
      <style:table-column-properties style:column-width="1.55in"/>
    </style:style>
    <style:style style:name="Table1.A1" style:family="table-cell">
      <style:table-cell-properties style:vertical-align="top" fo:padding="0.0694in" fo:border="0.25pt solid #cccccc"/>
    </style:style>
    <style:style style:name="Table2" style:family="table">
      <style:table-properties style:width="6.5in" fo:margin-left="0in" table:align="left" style:writing-mode="lr-tb"/>
    </style:style>
    <style:style style:name="Table2.A" style:family="table-column">
      <style:table-column-properties style:column-width="1.55in"/>
    </style:style>
    <style:style style:name="Table2.B" style:family="table-column">
      <style:table-column-properties style:column-width="1.3514in"/>
    </style:style>
    <style:style style:name="Table2.C" style:family="table-column">
      <style:table-column-properties style:column-width="1.2424in"/>
    </style:style>
    <style:style style:name="Table2.D" style:family="table-column">
      <style:table-column-properties style:column-width="1.1333in"/>
    </style:style>
    <style:style style:name="Table2.E" style:family="table-column">
      <style:table-column-properties style:column-width="1.2229in"/>
    </style:style>
    <style:style style:name="Table2.A1" style:family="table-cell">
      <style:table-cell-properties style:vertical-align="top" fo:padding="0.0694in" fo:border="0.2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9b951"/>
    </style:style>
    <style:style style:name="P3" style:family="paragraph" style:parent-style-name="Standard">
      <style:paragraph-properties fo:line-height="115%" fo:break-before="auto" fo:break-after="auto" style:writing-mode="lr-tb"/>
      <style:text-properties officeooo:paragraph-rsid="000eab30"/>
    </style:style>
    <style:style style:name="P4" style:family="paragraph" style:parent-style-name="Standard">
      <style:paragraph-properties fo:line-height="115%" fo:break-before="auto" fo:break-after="auto" style:writing-mode="lr-tb"/>
      <style:text-properties officeooo:paragraph-rsid="00156bc2"/>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text-properties fo:font-weight="bold" style:font-weight-asian="bold" style:font-weight-complex="bold"/>
    </style:style>
    <style:style style:name="P7"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8" style:family="paragraph" style:parent-style-name="Standard">
      <style:paragraph-properties fo:line-height="115%" fo:break-before="auto" fo:break-after="auto" style:writing-mode="lr-tb"/>
      <style:text-properties style:font-name="Courier New" fo:font-size="9pt" fo:background-color="#f9f9f9" style:font-name-asian="Courier New" style:font-size-asian="9pt" style:font-name-complex="Courier New" style:font-size-complex="9pt"/>
    </style:style>
    <style:style style:name="P9" style:family="paragraph" style:parent-style-name="Title">
      <style:paragraph-properties fo:line-height="115%" fo:break-before="page" style:writing-mode="lr-tb"/>
    </style:style>
    <style:style style:name="P10" style:family="paragraph" style:parent-style-name="Standard">
      <style:paragraph-properties fo:margin-top="0in" fo:margin-bottom="0in" style:contextual-spacing="false" fo:line-height="115%" fo:break-before="auto" fo:break-after="auto" style:writing-mode="lr-tb"/>
    </style:style>
    <style:style style:name="P1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line-height="115%" style:writing-mode="lr-tb"/>
    </style:style>
    <style:style style:name="P14" style:family="paragraph" style:parent-style-name="Standard">
      <style:paragraph-properties fo:line-height="115%" style:writing-mode="lr-tb"/>
      <style:text-properties officeooo:paragraph-rsid="0009b951"/>
    </style:style>
    <style:style style:name="P15" style:family="paragraph" style:parent-style-name="Standard">
      <style:paragraph-properties fo:line-height="115%" style:writing-mode="lr-tb"/>
      <style:text-properties officeooo:paragraph-rsid="0009c2b9"/>
    </style:style>
    <style:style style:name="P16" style:family="paragraph" style:parent-style-name="Standard">
      <style:paragraph-properties fo:line-height="115%" style:writing-mode="lr-tb"/>
      <style:text-properties officeooo:paragraph-rsid="000b7225"/>
    </style:style>
    <style:style style:name="P17" style:family="paragraph" style:parent-style-name="Standard">
      <style:paragraph-properties fo:line-height="115%" style:writing-mode="lr-tb"/>
      <style:text-properties officeooo:paragraph-rsid="00156bc2"/>
    </style:style>
    <style:style style:name="P18" style:family="paragraph" style:parent-style-name="Standard">
      <style:paragraph-properties fo:line-height="115%" style:writing-mode="lr-tb"/>
      <style:text-properties officeooo:paragraph-rsid="00176e0a"/>
    </style:style>
    <style:style style:name="P19" style:family="paragraph" style:parent-style-name="Standard">
      <style:paragraph-properties fo:line-height="115%" style:writing-mode="lr-tb"/>
      <style:text-properties officeooo:rsid="000b7225" officeooo:paragraph-rsid="000b7225"/>
    </style:style>
    <style:style style:name="P20" style:family="paragraph" style:parent-style-name="Standard">
      <style:paragraph-properties fo:line-height="115%" style:writing-mode="lr-tb"/>
      <style:text-properties officeooo:rsid="000eab30" officeooo:paragraph-rsid="00152055"/>
    </style:style>
    <style:style style:name="P21" style:family="paragraph" style:parent-style-name="Standard">
      <style:paragraph-properties fo:line-height="115%" style:writing-mode="lr-tb"/>
      <style:text-properties officeooo:rsid="00156bc2" officeooo:paragraph-rsid="00156bc2"/>
    </style:style>
    <style:style style:name="P22" style:family="paragraph" style:parent-style-name="Table_20_Contents">
      <style:text-properties officeooo:paragraph-rsid="0012224c"/>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officeooo:rsid="0012224c" officeooo:paragraph-rsid="0012224c"/>
    </style:style>
    <style:style style:name="P25" style:family="paragraph" style:parent-style-name="Table_20_Contents">
      <style:text-properties officeooo:rsid="00152055" officeooo:paragraph-rsid="00152055"/>
    </style:style>
    <style:style style:name="P26" style:family="paragraph" style:parent-style-name="Table_20_Contents">
      <style:paragraph-properties fo:text-align="center" style:justify-single-word="false"/>
      <style:text-properties officeooo:rsid="002380a8" officeooo:paragraph-rsid="002380a8"/>
    </style:style>
    <style:style style:name="P27" style:family="paragraph" style:parent-style-name="Standard">
      <style:text-properties officeooo:rsid="00152055" officeooo:paragraph-rsid="00152055"/>
    </style:style>
    <style:style style:name="P28" style:family="paragraph" style:parent-style-name="Standard" style:master-page-name="Standard">
      <style:paragraph-properties fo:line-height="115%" style:page-number="auto" fo:break-before="auto" fo:break-after="auto" style:writing-mode="lr-tb"/>
    </style:style>
    <style:style style:name="P29" style:family="paragraph" style:parent-style-name="Standard" style:list-style-name="">
      <style:text-properties officeooo:rsid="0019aac5"/>
    </style:style>
    <style:style style:name="P30" style:family="paragraph" style:parent-style-name="Standard" style:list-style-name="">
      <style:text-properties officeooo:paragraph-rsid="0019ced9"/>
    </style:style>
    <style:style style:name="P31" style:family="paragraph" style:parent-style-name="Standard" style:list-style-name="">
      <style:text-properties officeooo:paragraph-rsid="001e7a52"/>
    </style:style>
    <style:style style:name="P32" style:family="paragraph" style:parent-style-name="Standard" style:list-style-name="">
      <style:text-properties officeooo:paragraph-rsid="001fa499"/>
    </style:style>
    <style:style style:name="P33" style:family="paragraph" style:parent-style-name="Standard" style:list-style-name="">
      <style:text-properties officeooo:paragraph-rsid="00243404"/>
    </style:style>
    <style:style style:name="P34" style:family="paragraph" style:parent-style-name="Standard" style:list-style-name="">
      <style:text-properties officeooo:paragraph-rsid="0025ebfe"/>
    </style:style>
    <style:style style:name="P35" style:family="paragraph" style:parent-style-name="Standard" style:list-style-name="">
      <style:text-properties officeooo:paragraph-rsid="002f9a80"/>
    </style:style>
    <style:style style:name="P36" style:family="paragraph" style:parent-style-name="Standard" style:list-style-name="">
      <style:text-properties officeooo:paragraph-rsid="002fd442"/>
    </style:style>
    <style:style style:name="P37" style:family="paragraph" style:parent-style-name="Standard" style:list-style-name="">
      <style:text-properties officeooo:paragraph-rsid="0033cb42"/>
    </style:style>
    <style:style style:name="P38" style:family="paragraph" style:parent-style-name="Standard" style:list-style-name="">
      <style:text-properties officeooo:paragraph-rsid="0037f84e"/>
    </style:style>
    <style:style style:name="P39" style:family="paragraph" style:parent-style-name="Standard" style:list-style-name="">
      <style:text-properties fo:font-style="normal" officeooo:rsid="0019ced9" officeooo:paragraph-rsid="0019ced9" style:font-style-asian="normal" style:font-style-complex="normal"/>
    </style:style>
    <style:style style:name="P40" style:family="paragraph" style:parent-style-name="Standard" style:list-style-name="">
      <style:paragraph-properties>
        <style:tab-stops>
          <style:tab-stop style:position="6.2398in"/>
        </style:tab-stops>
      </style:paragraph-properties>
      <style:text-properties officeooo:paragraph-rsid="001a5df5"/>
    </style:style>
    <style:style style:name="P41" style:family="paragraph" style:parent-style-name="Standard" style:list-style-name="">
      <style:paragraph-properties>
        <style:tab-stops>
          <style:tab-stop style:position="6.2398in"/>
        </style:tab-stops>
      </style:paragraph-properties>
      <style:text-properties officeooo:rsid="001a5df5" officeooo:paragraph-rsid="001a5df5"/>
    </style:style>
    <style:style style:name="P42" style:family="paragraph" style:parent-style-name="Standard" style:list-style-name="">
      <style:text-properties officeooo:rsid="001c59ca" officeooo:paragraph-rsid="001c59ca"/>
    </style:style>
    <style:style style:name="P43" style:family="paragraph" style:parent-style-name="Standard" style:list-style-name="">
      <style:text-properties officeooo:rsid="002be863" officeooo:paragraph-rsid="002be863"/>
    </style:style>
    <style:style style:name="P44" style:family="paragraph" style:parent-style-name="Standard" style:list-style-name="">
      <style:text-properties fo:font-weight="normal" officeooo:rsid="00243404" officeooo:paragraph-rsid="00243404" style:font-weight-asian="normal" style:font-weight-complex="normal"/>
    </style:style>
    <style:style style:name="P45" style:family="paragraph" style:parent-style-name="Standard" style:list-style-name="">
      <style:text-properties officeooo:rsid="00243404" officeooo:paragraph-rsid="00243404"/>
    </style:style>
    <style:style style:name="P46" style:family="paragraph" style:parent-style-name="Standard" style:list-style-name="">
      <style:text-properties officeooo:rsid="00243404" officeooo:paragraph-rsid="0025ebfe"/>
    </style:style>
    <style:style style:name="P47" style:family="paragraph" style:parent-style-name="Standard" style:list-style-name="L1">
      <style:text-properties officeooo:rsid="00243404" officeooo:paragraph-rsid="00243404"/>
    </style:style>
    <style:style style:name="P48" style:family="paragraph" style:parent-style-name="Standard" style:list-style-name="L1">
      <style:text-properties officeooo:rsid="00243404" officeooo:paragraph-rsid="0025ebfe"/>
    </style:style>
    <style:style style:name="P49" style:family="paragraph" style:parent-style-name="Standard" style:list-style-name="">
      <style:text-properties officeooo:rsid="0028177e" officeooo:paragraph-rsid="002a74a8"/>
    </style:style>
    <style:style style:name="P50" style:family="paragraph" style:parent-style-name="Standard" style:list-style-name="">
      <style:text-properties officeooo:rsid="0028177e" officeooo:paragraph-rsid="002d0b16"/>
    </style:style>
    <style:style style:name="P51" style:family="paragraph" style:parent-style-name="Standard" style:list-style-name="">
      <style:text-properties officeooo:rsid="0028177e" officeooo:paragraph-rsid="002be863"/>
    </style:style>
    <style:style style:name="P52" style:family="paragraph" style:parent-style-name="Standard">
      <style:paragraph-properties fo:line-height="115%" style:writing-mode="lr-tb"/>
    </style:style>
    <style:style style:name="P53" style:family="paragraph" style:parent-style-name="Standard">
      <style:paragraph-properties fo:line-height="115%" style:writing-mode="lr-tb"/>
      <style:text-properties officeooo:paragraph-rsid="003a5ae8"/>
    </style:style>
    <style:style style:name="P54" style:family="paragraph" style:parent-style-name="Standard">
      <style:paragraph-properties fo:line-height="115%" style:writing-mode="lr-tb"/>
      <style:text-properties officeooo:paragraph-rsid="003d992f"/>
    </style:style>
    <style:style style:name="P55" style:family="paragraph" style:parent-style-name="Standard">
      <style:paragraph-properties fo:line-height="115%" style:writing-mode="lr-tb"/>
      <style:text-properties officeooo:paragraph-rsid="003e302e"/>
    </style:style>
    <style:style style:name="P56" style:family="paragraph" style:parent-style-name="Standard">
      <style:paragraph-properties fo:line-height="115%" style:writing-mode="lr-tb"/>
      <style:text-properties officeooo:paragraph-rsid="003f1e36"/>
    </style:style>
    <style:style style:name="P57" style:family="paragraph" style:parent-style-name="Standard">
      <style:paragraph-properties fo:line-height="115%" style:writing-mode="lr-tb"/>
      <style:text-properties officeooo:paragraph-rsid="00411e0b"/>
    </style:style>
    <style:style style:name="P58" style:family="paragraph" style:parent-style-name="Standard">
      <style:paragraph-properties fo:line-height="115%" style:writing-mode="lr-tb"/>
      <style:text-properties fo:font-weight="bold" officeooo:rsid="000cd611" officeooo:paragraph-rsid="000cd611" fo:background-color="#ffff00" style:font-weight-asian="bold" style:font-weight-complex="bold"/>
    </style:style>
    <style:style style:name="P59" style:family="paragraph" style:parent-style-name="Standard">
      <style:paragraph-properties fo:line-height="115%" style:writing-mode="lr-tb"/>
      <style:text-properties fo:font-weight="bold" officeooo:rsid="000cd611" officeooo:paragraph-rsid="0033cb42" fo:background-color="#ffff00" style:font-weight-asian="bold" style:font-weight-complex="bold"/>
    </style:style>
    <style:style style:name="P60" style:family="paragraph" style:parent-style-name="Standard" style:list-style-name="LS1">
      <style:paragraph-properties fo:margin-top="0in" fo:margin-bottom="0in" style:contextual-spacing="false" fo:line-height="115%" fo:break-before="auto" fo:break-after="auto" style:writing-mode="lr-tb"/>
    </style:style>
    <style:style style:name="P61" style:family="paragraph" style:parent-style-name="Standard">
      <style:paragraph-properties fo:line-height="115%" fo:break-before="auto" fo:break-after="auto" style:writing-mode="lr-tb"/>
      <style:text-properties officeooo:paragraph-rsid="003c651c"/>
    </style:style>
    <style:style style:name="P62" style:family="paragraph" style:parent-style-name="Standard">
      <style:paragraph-properties fo:line-height="115%" fo:break-before="auto" fo:break-after="auto" style:writing-mode="lr-tb"/>
      <style:text-properties officeooo:paragraph-rsid="003d992f"/>
    </style:style>
    <style:style style:name="P63" style:family="paragraph" style:parent-style-name="Standard">
      <style:paragraph-properties fo:margin-left="0.0102in" fo:margin-right="0in" fo:text-indent="0in" style:auto-text-indent="false"/>
      <style:text-properties officeooo:paragraph-rsid="003f1e36"/>
    </style:style>
    <style:style style:name="P64" style:family="paragraph" style:parent-style-name="Standard">
      <style:paragraph-properties fo:margin-left="-0.0102in" fo:margin-right="0in" fo:text-indent="0in" style:auto-text-indent="false">
        <style:tab-stops/>
      </style:paragraph-properties>
    </style:style>
    <style:style style:name="P65" style:family="paragraph" style:parent-style-name="Heading_20_1">
      <style:paragraph-properties fo:line-height="115%" fo:break-before="auto" fo:break-after="auto" style:writing-mode="lr-tb"/>
    </style:style>
    <style:style style:name="P66" style:family="paragraph" style:parent-style-name="Heading_20_1" style:list-style-name="">
      <style:paragraph-properties fo:line-height="115%" style:writing-mode="lr-tb"/>
      <style:text-properties officeooo:paragraph-rsid="00176e0a"/>
    </style:style>
    <style:style style:name="P67" style:family="paragraph" style:parent-style-name="Heading_20_1" style:list-style-name="">
      <style:paragraph-properties fo:line-height="115%" style:writing-mode="lr-tb"/>
      <style:text-properties officeooo:paragraph-rsid="0019aac5"/>
    </style:style>
    <style:style style:name="P68" style:family="paragraph" style:parent-style-name="Heading_20_1" style:list-style-name="">
      <style:paragraph-properties fo:line-height="115%" style:writing-mode="lr-tb"/>
      <style:text-properties officeooo:paragraph-rsid="001925ec"/>
    </style:style>
    <style:style style:name="P69" style:family="paragraph" style:parent-style-name="Heading_20_1" style:list-style-name="">
      <style:paragraph-properties fo:line-height="115%" style:writing-mode="lr-tb"/>
      <style:text-properties officeooo:paragraph-rsid="001e7a52"/>
    </style:style>
    <style:style style:name="P70" style:family="paragraph" style:parent-style-name="Heading_20_1">
      <style:paragraph-properties fo:line-height="115%" style:writing-mode="lr-tb"/>
    </style:style>
    <style:style style:name="P71" style:family="paragraph" style:parent-style-name="Heading_20_1">
      <style:paragraph-properties fo:line-height="115%" style:writing-mode="lr-tb"/>
      <style:text-properties officeooo:paragraph-rsid="00176e0a"/>
    </style:style>
    <style:style style:name="P72" style:family="paragraph" style:parent-style-name="Heading_20_1" style:list-style-name=""/>
    <style:style style:name="P73" style:family="paragraph" style:parent-style-name="Heading_20_2">
      <style:paragraph-properties fo:line-height="115%" fo:break-before="auto" fo:break-after="auto" style:writing-mode="lr-tb"/>
    </style:style>
    <style:style style:name="P74" style:family="paragraph" style:parent-style-name="Heading_20_2">
      <style:paragraph-properties fo:line-height="115%" fo:break-before="auto" fo:break-after="auto" style:writing-mode="lr-tb"/>
      <style:text-properties officeooo:paragraph-rsid="003a5aea"/>
    </style:style>
    <style:style style:name="P75" style:family="paragraph" style:parent-style-name="Heading_20_2">
      <style:paragraph-properties fo:line-height="115%" fo:break-before="auto" fo:break-after="auto" fo:background-color="#ffff00" style:writing-mode="lr-tb">
        <style:background-image/>
      </style:paragraph-properties>
    </style:style>
    <style:style style:name="P76" style:family="paragraph" style:parent-style-name="Heading_20_2">
      <style:paragraph-properties fo:break-before="auto" fo:break-after="auto"/>
      <style:text-properties officeooo:paragraph-rsid="00411e0b"/>
    </style:style>
    <style:style style:name="P77" style:family="paragraph" style:parent-style-name="Heading_20_2">
      <style:paragraph-properties fo:margin-top="0in" fo:margin-bottom="0in" style:contextual-spacing="false" fo:line-height="115%" fo:break-before="auto" fo:break-after="auto" style:writing-mode="lr-tb"/>
    </style:style>
    <style:style style:name="P78"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style:font-name-asian="Courier New" style:font-size-asian="9pt" style:font-weight-asian="normal" style:font-name-complex="Courier New" style:font-size-complex="9pt" style:font-weight-complex="normal"/>
    </style:style>
    <style:style style:name="P79" style:family="paragraph" style:parent-style-name="Heading_20_2">
      <style:paragraph-properties fo:line-height="115%" style:writing-mode="lr-tb"/>
    </style:style>
    <style:style style:name="P80" style:family="paragraph" style:parent-style-name="Heading_20_2">
      <style:paragraph-properties fo:line-height="115%" style:writing-mode="lr-tb"/>
      <style:text-properties officeooo:paragraph-rsid="003b25d2"/>
    </style:style>
    <style:style style:name="P81" style:family="paragraph" style:parent-style-name="Heading_20_2">
      <style:paragraph-properties fo:line-height="115%" style:writing-mode="lr-tb"/>
      <style:text-properties officeooo:paragraph-rsid="003e302e"/>
    </style:style>
    <style:style style:name="P82" style:family="paragraph" style:parent-style-name="Title" style:master-page-name="Standard">
      <style:paragraph-properties fo:line-height="115%"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font-weight="bold" officeooo:rsid="0009b951" style:font-weight-asian="bold" style:font-weight-complex="bold"/>
    </style:style>
    <style:style style:name="T3" style:family="text">
      <style:text-properties fo:font-weight="bold" officeooo:rsid="001fa499" style:font-weight-asian="bold" style:font-weight-complex="bold"/>
    </style:style>
    <style:style style:name="T4" style:family="text">
      <style:text-properties fo:font-weight="bold" officeooo:rsid="00399922" style:font-weight-asian="bold" style:font-weight-complex="bold"/>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officeooo:rsid="00152055" fo:background-color="#ffff00"/>
    </style:style>
    <style:style style:name="T8" style:family="text">
      <style:text-properties officeooo:rsid="002be863" fo:background-color="#ffff00"/>
    </style:style>
    <style:style style:name="T9" style:family="text">
      <style:text-properties officeooo:rsid="002f9a80" fo:background-color="#ffff00"/>
    </style:style>
    <style:style style:name="T10" style:family="text">
      <style:text-properties officeooo:rsid="003a5ae8" fo:background-color="#ffff00"/>
    </style:style>
    <style:style style:name="T11" style:family="text">
      <style:text-properties style:font-name="Arial" fo:font-size="11pt" fo:font-weight="normal" style:font-name-asian="Arial" style:font-size-asian="11pt" style:font-weight-asian="normal" style:font-name-complex="Arial" style:font-size-complex="11pt" style:font-weight-complex="normal"/>
    </style:style>
    <style:style style:name="T12"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13" style:family="text">
      <style:text-properties style:font-name="Courier New" fo:font-size="9pt" style:font-name-asian="Courier New" style:font-size-asian="9pt" style:font-name-complex="Courier New" style:font-size-complex="9pt"/>
    </style:style>
    <style:style style:name="T14" style:family="text">
      <style:text-properties officeooo:rsid="0009b951"/>
    </style:style>
    <style:style style:name="T15" style:family="text">
      <style:text-properties officeooo:rsid="0009c2b9"/>
    </style:style>
    <style:style style:name="T16" style:family="text">
      <style:text-properties officeooo:rsid="000b7225"/>
    </style:style>
    <style:style style:name="T17" style:family="text">
      <style:text-properties officeooo:rsid="000cd611"/>
    </style:style>
    <style:style style:name="T18" style:family="text">
      <style:text-properties officeooo:rsid="000eab30"/>
    </style:style>
    <style:style style:name="T19" style:family="text">
      <style:text-properties officeooo:rsid="0012224c"/>
    </style:style>
    <style:style style:name="T20" style:family="text">
      <style:text-properties officeooo:rsid="00152055"/>
    </style:style>
    <style:style style:name="T21" style:family="text">
      <style:text-properties officeooo:rsid="00156bc2"/>
    </style:style>
    <style:style style:name="T22" style:family="text">
      <style:text-properties officeooo:rsid="00160417"/>
    </style:style>
    <style:style style:name="T23" style:family="text">
      <style:text-properties officeooo:rsid="001654b1"/>
    </style:style>
    <style:style style:name="T24" style:family="text">
      <style:text-properties officeooo:rsid="00176e0a"/>
    </style:style>
    <style:style style:name="T25" style:family="text">
      <style:text-properties officeooo:rsid="001925ec"/>
    </style:style>
    <style:style style:name="T26" style:family="text">
      <style:text-properties officeooo:rsid="0019aac5"/>
    </style:style>
    <style:style style:name="T27" style:family="text">
      <style:text-properties fo:font-style="italic" officeooo:rsid="0019aac5" style:font-style-asian="italic" style:font-style-complex="italic"/>
    </style:style>
    <style:style style:name="T28" style:family="text">
      <style:text-properties fo:font-style="italic" officeooo:rsid="001a5df5" style:font-style-asian="italic" style:font-style-complex="italic"/>
    </style:style>
    <style:style style:name="T29" style:family="text">
      <style:text-properties fo:font-style="italic" officeooo:rsid="002a74a8" style:font-style-asian="italic" style:font-style-complex="italic"/>
    </style:style>
    <style:style style:name="T30" style:family="text">
      <style:text-properties fo:font-style="italic" officeooo:rsid="002d0b16" style:font-style-asian="italic" style:font-style-complex="italic"/>
    </style:style>
    <style:style style:name="T31" style:family="text">
      <style:text-properties fo:font-style="normal" officeooo:rsid="0019aac5" style:font-style-asian="normal" style:font-style-complex="normal"/>
    </style:style>
    <style:style style:name="T32" style:family="text">
      <style:text-properties fo:font-style="normal" officeooo:rsid="0019ced9" style:font-style-asian="normal" style:font-style-complex="normal"/>
    </style:style>
    <style:style style:name="T33" style:family="text">
      <style:text-properties fo:font-style="normal" officeooo:rsid="001a5df5" style:font-style-asian="normal" style:font-style-complex="normal"/>
    </style:style>
    <style:style style:name="T34" style:family="text">
      <style:text-properties fo:font-style="normal" officeooo:rsid="002a74a8" style:font-style-asian="normal" style:font-style-complex="normal"/>
    </style:style>
    <style:style style:name="T35" style:family="text">
      <style:text-properties fo:font-style="normal" officeooo:rsid="002be863" style:font-style-asian="normal" style:font-style-complex="normal"/>
    </style:style>
    <style:style style:name="T36" style:family="text">
      <style:text-properties fo:font-style="normal" officeooo:rsid="002d0b16" style:font-style-asian="normal" style:font-style-complex="normal"/>
    </style:style>
    <style:style style:name="T37" style:family="text">
      <style:text-properties fo:font-style="normal" officeooo:rsid="00327698" style:font-style-asian="normal" style:font-style-complex="normal"/>
    </style:style>
    <style:style style:name="T38" style:family="text">
      <style:text-properties fo:font-style="normal" officeooo:rsid="0033cb42" style:font-style-asian="normal" style:font-style-complex="normal"/>
    </style:style>
    <style:style style:name="T39" style:family="text">
      <style:text-properties fo:font-style="normal" officeooo:rsid="00360a5b" style:font-style-asian="normal" style:font-style-complex="normal"/>
    </style:style>
    <style:style style:name="T40" style:family="text">
      <style:text-properties fo:font-style="normal" officeooo:rsid="0037f84e" style:font-style-asian="normal" style:font-style-complex="normal"/>
    </style:style>
    <style:style style:name="T41" style:family="text">
      <style:text-properties fo:font-style="normal" fo:font-weight="bold" officeooo:rsid="002d0b16" style:font-style-asian="normal" style:font-weight-asian="bold" style:font-style-complex="normal" style:font-weight-complex="bold"/>
    </style:style>
    <style:style style:name="T42" style:family="text">
      <style:text-properties officeooo:rsid="0019ced9"/>
    </style:style>
    <style:style style:name="T43" style:family="text">
      <style:text-properties officeooo:rsid="001a5df5"/>
    </style:style>
    <style:style style:name="T44" style:family="text">
      <style:text-properties officeooo:rsid="001ccd75"/>
    </style:style>
    <style:style style:name="T45" style:family="text">
      <style:text-properties officeooo:rsid="001e7a52"/>
    </style:style>
    <style:style style:name="T46" style:family="text">
      <style:text-properties officeooo:rsid="001fa499"/>
    </style:style>
    <style:style style:name="T47" style:family="text">
      <style:text-properties fo:font-weight="normal" officeooo:rsid="001fa499" style:font-weight-asian="normal" style:font-weight-complex="normal"/>
    </style:style>
    <style:style style:name="T48" style:family="text">
      <style:text-properties fo:font-weight="normal" officeooo:rsid="002014c5" style:font-weight-asian="normal" style:font-weight-complex="normal"/>
    </style:style>
    <style:style style:name="T49" style:family="text">
      <style:text-properties fo:font-weight="normal" officeooo:rsid="002380a8" style:font-weight-asian="normal" style:font-weight-complex="normal"/>
    </style:style>
    <style:style style:name="T50" style:family="text">
      <style:text-properties fo:font-weight="normal" officeooo:rsid="00243404" style:font-weight-asian="normal" style:font-weight-complex="normal"/>
    </style:style>
    <style:style style:name="T51" style:family="text">
      <style:text-properties officeooo:rsid="00243404"/>
    </style:style>
    <style:style style:name="T52" style:family="text">
      <style:text-properties style:font-name="DejaVu Sans Mono" fo:font-size="11pt" fo:font-style="normal" fo:font-weight="normal" style:font-size-asian="11pt" style:font-style-asian="normal" style:font-weight-asian="normal"/>
    </style:style>
    <style:style style:name="T53" style:family="text">
      <style:text-properties style:font-name="DejaVu Sans Mono" fo:font-size="11pt" fo:font-style="normal" fo:font-weight="normal" officeooo:rsid="00243404" style:font-size-asian="11pt" style:font-style-asian="normal" style:font-weight-asian="normal" style:font-weight-complex="normal"/>
    </style:style>
    <style:style style:name="T54" style:family="text">
      <style:text-properties officeooo:rsid="0025ebfe"/>
    </style:style>
    <style:style style:name="T55" style:family="text">
      <style:text-properties officeooo:rsid="0028177e"/>
    </style:style>
    <style:style style:name="T56" style:family="text">
      <style:text-properties officeooo:rsid="002a365c"/>
    </style:style>
    <style:style style:name="T57" style:family="text">
      <style:text-properties officeooo:rsid="002a74a8"/>
    </style:style>
    <style:style style:name="T58" style:family="text">
      <style:text-properties officeooo:rsid="002be863"/>
    </style:style>
    <style:style style:name="T59" style:family="text">
      <style:text-properties officeooo:rsid="002daf98"/>
    </style:style>
    <style:style style:name="T60" style:family="text">
      <style:text-properties officeooo:rsid="002f9a80"/>
    </style:style>
    <style:style style:name="T61" style:family="text">
      <style:text-properties officeooo:rsid="002fd442"/>
    </style:style>
    <style:style style:name="T62" style:family="text">
      <style:text-properties officeooo:rsid="00327698"/>
    </style:style>
    <style:style style:name="T63" style:family="text">
      <style:text-properties officeooo:rsid="0033cb42"/>
    </style:style>
    <style:style style:name="T64" style:family="text">
      <style:text-properties officeooo:rsid="0037f84e"/>
    </style:style>
    <style:style style:name="T65" style:family="text">
      <style:text-properties officeooo:rsid="00399922"/>
    </style:style>
    <style:style style:name="T66" style:family="text">
      <style:text-properties officeooo:rsid="003a5ae8"/>
    </style:style>
    <style:style style:name="T67" style:family="text">
      <style:text-properties officeooo:rsid="003a5aea"/>
    </style:style>
    <style:style style:name="T68" style:family="text">
      <style:text-properties officeooo:rsid="003b25d2"/>
    </style:style>
    <style:style style:name="T69" style:family="text">
      <style:text-properties officeooo:rsid="003c651c"/>
    </style:style>
    <style:style style:name="T70" style:family="text">
      <style:text-properties officeooo:rsid="003d992f"/>
    </style:style>
    <style:style style:name="T71" style:family="text">
      <style:text-properties officeooo:rsid="003e302e"/>
    </style:style>
    <style:style style:name="T72" style:family="text">
      <style:text-properties officeooo:rsid="003f1e36"/>
    </style:style>
    <style:style style:name="T73" style:family="text">
      <style:text-properties officeooo:rsid="00411e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bookmark text:name="h.ibn3rgajuksw"/>Analyticka cast</text:p>
      <text:p text:style-name="P1"/>
      <text:h text:style-name="P73" text:outline-level="10"><text:bookmark text:name="h.aop1rhv0v2fm"/>2.1 Definovanie základných pojmov</text:h>
      <text:p text:style-name="P1">V tejto casti budeme definovať všetky pojmy, ktoré budeme používať v tejto práci. Niektoré pojmy ako jazyk, editor, parser a ďalšie.</text:p>
      <text:p text:style-name="P1"/>
      <text:p text:style-name="P6">Syntaxer</text:p>
      <text:p text:style-name="P1"/>
      <text:p text:style-name="P1"><text:span text:style-name="T1">Textový</text:span><text:span text:style-name="T1"> </text:span><text:span text:style-name="T1">Editor</text:span> - P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
      <text:p text:style-name="P2"><text:span text:style-name="T1">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14"><text:note text:id="ftn1" text:note-class="footnote"><text:note-citation>1</text:note-citation><text:note-body><text:p text:style-name="P5"><text:span text:style-name="T5"><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
      <text:p text:style-name="P1"><text:span text:style-name="T1">Programovací jazyk </text:span>- Formálny umelý jazyk, ktorý umožnuje formalizáciu programového návrhu do zdrojového textu<text:note text:id="ftn2" text:note-class="footnote"><text:note-citation>2</text:note-citation><text:note-body><text:p text:style-name="P2">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
      <text:p text:style-name="P2"><text:span text:style-name="T2">Doménovo špecifický jazyk</text:span><text:span text:style-name="T1"> –</text:span> <text:span text:style-name="T14">Jazyk dedikovaný pre riešenie problémov v </text:span><text:span text:style-name="T15">špecifickej </text:span><text:span text:style-name="T14">domené </text:span><text:span text:style-name="T15">(dalej len DSL)</text:span>. <text:span text:style-name="T15">Použiteľnosť DSL jazykov je obvikle niche, ale objavujú sa často zaradzované k skriptovacím jazykom vo všetkých druhoch aplikácii od webu, cez finančné systémy až po hry a aj pri tvorbe samotných programovacích jazykov.</text:span></text:p>
      <text:p text:style-name="P13"/>
      <text:p text:style-name="P2"><text:span text:style-name="T1">Syntax</text:span> – <text:span text:style-name="T15">V informatike, syntax je s</text:span>úbor pravidiel<text:span text:style-name="T14">, </text:span><text:span text:style-name="T15">definujúce kombinácie lexikánych symbolov, ktoré sú považované za korektne štruktúrovaný dokument alebo fragment dokumentu písaný v danom programovacom jazyku</text:span></text:p>
      <text:p text:style-name="P1"/>
      <text:p text:style-name="P1"><text:span text:style-name="T1">Zvýraznovanie</text:span><text:span text:style-name="T1"> </text:span><text:span text:style-name="T1">syntaxe</text:span> - Funkcia integrovaných vývojových nástrojov (IDE), ked editor mení vzhľad textu podla syntaktického vyznamu daného textu.</text:p>
      <text:p text:style-name="P1"/>
      <text:p text:style-name="P2"><text:span text:style-name="T2">P</text:span><text:span text:style-name="T1">arser</text:span> - Nástroj <text:span text:style-name="T14">umožňujúci transformovať zdrojový kód do dátovej struktúry zvanej abstraktný syntaktický strom (ang. Abstract Syntax Tree, ďalej len AST)</text:span>.<text:span text:style-name="T14"> Nad AST je jednoduché </text:span><text:soft-page-break/><text:span text:style-name="T14">vykónávať zložité algoritmické operácie ako preklad zdrojového kódu, navigácia v zdrojovom kóde, extrakcia programových symbolov definovaných v zdrojovom súbore.</text:span></text:p>
      <text:p text:style-name="P14"/>
      <text:p text:style-name="P2"><text:span text:style-name="T1">Generátor parserov</text:span> - Nástroj na <text:span text:style-name="T14">jednoduchú tvorbu Parserov. Transformuje lexikálne a syntaktické pravidla na zdrojový kód parseru použiteľného integrovateľnú a preložiteľnú do kompletných programov. Pravidlá gramatiky sú zvyčajne formalizované dedikovaným deklaracným programovacím jazykom (alebo mikrojazykom </text:span>.</text:p>
      <text:p text:style-name="P14"/>
      <text:p text:style-name="P1"/>
      <text:h text:style-name="P73" text:outline-level="10"><text:bookmark text:name="h.nt6zqxh57x5h"/>2.2 Použité technológie</text:h>
      <text:p text:style-name="P1">Pri vývoji nástroja <text:span text:style-name="T15">automatizovaného zvýrazňovania syntaxe</text:span>, som mal čiastočne definovanú sadu nástrojov a techonológií, ktoré bolo nutné použiť. <text:span text:style-name="T15">V tejto kapitole budeme diskutovať každú použitú technológii a jej význam v projekte a prípadné alternatívy.</text:span></text:p>
      <text:h text:style-name="P73" text:outline-level="10"><text:bookmark text:name="h.pfzhpvqtr7k3"/>2.2.1 <text:span text:style-name="T1">Yajco</text:span></text:h>
      <text:p text:style-name="P1">Yajco je generátor parserov. Vstupom pre Yajco je hierarchia Java tried, gramatika jazyka je definovaná pomocou annotácií, ktoré Yajco ponúka. Pri preklade tried nástroj Yajco spracuje annotované triedy a vygeneruje výsledný parser. <text:span text:style-name="T15">V súčastnosti existujú backendové moduly (adaptéri v terminológii design paternov)</text:span> <text:span text:style-name="T15">pre nástroje </text:span>Beaver a JavaCC. <text:span text:style-name="T15">Yajco b</text:span>ol vyvinutý na Technickej Univerzite v Košiciach.</text:p>
      <text:p text:style-name="P1">Nástroj Yajco <text:span text:style-name="T15">je navrhnutý </text:span>modulárn<text:span text:style-name="T15">e </text:span>a <text:span text:style-name="T15">u</text:span>mož<text:span text:style-name="T15">ňuje vytvoriť ďalšie backendové moduly bez zmeny samotného nástroja</text:span>. Nov<text:span text:style-name="T15">é</text:span> modul<text:span text:style-name="T15">i </text:span>nemus<text:span text:style-name="T15">ia implementovať adapter pre generátor parserov. T</text:span>o môžeme využiť pre naš účel a vytvoriť backend modul, ktorý bude transformovať popis gramatiky jazyka na <text:span text:style-name="T15">pravidlá zvýrazňovania syntaxe </text:span>pre <text:span text:style-name="T15">textové editori</text:span>.</text:p>
      <text:p text:style-name="P15"><text:span text:style-name="T15">Yajco je v podstate len ďalšia vrstva nad samotnými DSL jazykmi generátorov parserov. Zjednocuje a integruje rôžne generátori parserov pod jednotný interface. </text:span><text:span text:style-name="T16">Touto vlastnosťou Yajco rozširuje rodinu generátorov parserov viac vertikálne ako horizontálne. Alternat</text:span><text:span text:style-name="T17">í</text:span><text:span text:style-name="T16">va k tomuto nástroju v OpenSource komunite zatiaľ neexistovala a proprietarne produkty s podobnou funkcionalitou sa na trhu nepresadili.</text:span></text:p>
      <text:p text:style-name="P58">TBD=arch.yajco:</text:p>
      <text:p text:style-name="P59"><text:s text:c="3"/><text:span text:style-name="T63">factory metoda: </text:span><text:span text:style-name="T34">statická metóda volaná namiesto priamej inštanciácie pomocou verejného konštruktoru</text:span></text:p>
      <text:p text:style-name="P1"/>
      <text:p text:style-name="P1"><text:span text:style-name="T1">Java</text:span> - Výber programovacieho jazyka sa <text:span text:style-name="T16">podriaďije výberu </text:span>nástroj<text:span text:style-name="T16">a </text:span>Yajco. <text:span text:style-name="T16">Yajco </text:span>je napíaný v jazyku Java <text:span text:style-name="T16">a na vstupe akceptuje hierarchiu tried definovaných v jazyku Java. Nie je teda dôvod na tomto projekte použivať iný jazyk ako Java</text:span>.</text:p>
      <text:p text:style-name="P19">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P16"><text:span text:style-name="T16">Spomeňme anotácie v jazyku Java, ktoré ležia v srdci nástroja Yajco. Anotácie umožnujú pridávať do hierarchickej štruktúri programu deklaratívne metadáta. Tieto môžu byt dostupné počas behu programu, alebo počas prekladu programu. </text:span><text:span text:style-name="T17">Na základe metadát</text:span><text:span text:style-name="T16"> </text:span><text:span text:style-name="T17">z </text:span><text:span text:style-name="T16">anot</text:span><text:span text:style-name="T17">ovaných </text:span><text:span text:style-name="T16">tried </text:span><text:span text:style-name="T17">a ich polí </text:span><text:span text:style-name="T16">Yajco </text:span><text:span text:style-name="T17">generuje syntackické pravidlá pre backend moduli</text:span><text:span text:style-name="T16">. </text:span></text:p>
      <text:p text:style-name="P1"><text:soft-page-break/></text:p>
      <text:p text:style-name="P1"><text:span text:style-name="T1">Maven</text:span> - Rovnako ako pri výbere jazyka, aj pri buildovacom systéme sme sa rozhodli kôli lepšej integrácii využiť tie isté nástroje ako využíva YajCo.</text:p>
      <text:p text:style-name="P1"/>
      <text:h text:style-name="P65" text:outline-level="10"><text:bookmark text:name="h.1gv3v9sf86f8"/>2.3. Postup riešenia zadania</text:h>
      <text:p text:style-name="P1">V tento časti budeme hovoriť o tom, ako prebiehalo vypracovanie zadania tejto práce a s akými problémami sme sa pri vypracovaní</text:p>
      <text:h text:style-name="P65" text:outline-level="10"><text:bookmark text:name="h.8ezuzplbf476"/>2.3.1. Podpora syntaxe v editoroch</text:h>
      <text:p text:style-name="P1">Prvým krokom pri riešení priblému bolo, že sme sa pozreli na funkcie zvýrazňovania syntaxe u rôznych editorov a porovnali ich s informáciami poskytnutými nástrojom YajCo.</text:p>
      <text:h text:style-name="P65" text:outline-level="10"><text:bookmark text:name="h.ftv47mhec6tn"/>2.3.1.1. Výber editorov</text:h>
      <text:p text:style-name="P3"><text:span text:style-name="T18">Pri v</text:span>ýber cieľových editorov <text:span text:style-name="T18">prvej implementácie sme sa riadili </text:span><text:span text:style-name="T20">podľa</text:span><text:span text:style-name="T18"> dostupnosťou informácií o konfiguračnom formáte, </text:span><text:span text:style-name="T20">jednoduchosťou formátu a veľkosťou užívateľskej báze editorov</text:span><text:span text:style-name="T18">. </text:span><text:span text:style-name="T20">C</text:span><text:span text:style-name="T18">hceli </text:span><text:span text:style-name="T20">sme </text:span><text:span text:style-name="T18">pokryť programy pre OS Windows, OS GNU/Linux a Webové platformy. </text:span><text:span text:style-name="T20">Editori a kľúčové faktori ich výberu sú uvedené v tabuľke </text:span><text:span text:style-name="T20"><text:sequence-ref text:reference-format="page" text:ref-name="refTable0">3</text:sequence-ref></text:span><text:span text:style-name="T20">:</text:span></text:p>
      <table:table table:name="Table4" table:style-name="Table4">
        <table:table-column table:style-name="Table4.A" table:number-columns-repeated="3"/>
        <table:table-row>
          <table:table-cell table:style-name="Table4.A1" office:value-type="string">
            <text:p text:style-name="P24">Editor</text:p>
          </table:table-cell>
          <table:table-cell table:style-name="Table4.A1" office:value-type="string">
            <text:p text:style-name="P24">Platforma</text:p>
          </table:table-cell>
          <table:table-cell table:style-name="Table4.C1" office:value-type="string">
            <text:p text:style-name="P22"><text:span text:style-name="T19">Licenci</text:span><text:span text:style-name="T20">a</text:span></text:p>
          </table:table-cell>
        </table:table-row>
        <table:table-row>
          <table:table-cell table:style-name="Table4.A2" office:value-type="string">
            <text:p text:style-name="P20">Notepad++</text:p>
          </table:table-cell>
          <table:table-cell table:style-name="Table4.A2" office:value-type="string">
            <text:p text:style-name="P20">Windows</text:p>
          </table:table-cell>
          <table:table-cell table:style-name="Table4.C2" office:value-type="string">
            <text:p text:style-name="P25">Freeware</text:p>
          </table:table-cell>
        </table:table-row>
        <table:table-row>
          <table:table-cell table:style-name="Table4.A2" office:value-type="string">
            <text:p text:style-name="P20">Kate</text:p>
          </table:table-cell>
          <table:table-cell table:style-name="Table4.A2" office:value-type="string">
            <text:p text:style-name="P20">GNU/Linux</text:p>
          </table:table-cell>
          <table:table-cell table:style-name="Table4.C2" office:value-type="string">
            <text:p text:style-name="P25">GPLv3</text:p>
          </table:table-cell>
        </table:table-row>
        <table:table-row>
          <table:table-cell table:style-name="Table4.A2" office:value-type="string">
            <text:p text:style-name="P20">Gedit</text:p>
          </table:table-cell>
          <table:table-cell table:style-name="Table4.A2" office:value-type="string">
            <text:p text:style-name="P20">GNU/Linux</text:p>
          </table:table-cell>
          <table:table-cell table:style-name="Table4.C2" office:value-type="string">
            <text:p text:style-name="P25">GPLv3</text:p>
          </table:table-cell>
        </table:table-row>
        <table:table-row>
          <table:table-cell table:style-name="Table4.A5" office:value-type="string">
            <text:p text:style-name="P20">CodeMirror</text:p>
          </table:table-cell>
          <table:table-cell table:style-name="Table4.A2" office:value-type="string">
            <text:p text:style-name="P20">Web</text:p>
          </table:table-cell>
          <table:table-cell table:style-name="Table4.C2" office:value-type="string">
            <text:p text:style-name="P25">Public domain</text:p>
          </table:table-cell>
        </table:table-row>
      </table:table>
      <text:p text:style-name="Table">Table <text:sequence text:ref-name="refTable0" text:name="Table" text:formula="ooow:Table+1" style:num-format="1">1</text:sequence>: Cieľové editori prvej implmentácie</text:p>
      <text:p text:style-name="Standard"><text:span text:style-name="T20">Editori Notepad++ a CodeMirror boli nakoniec z implementácie vypustené. Dôvody tohoto rozhodnutia si podrobnejšie rozoberieme v </text:span><text:span text:style-name="T7">nasledujúcej kapitole v časti o generovaní konfiguračných súborov</text:span><text:span text:style-name="T20">.</text:span></text:p>
      <text:p text:style-name="P27">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h text:style-name="P70" text:outline-level="10"><text:bookmark text:name="h.4ghfjttb4myg"/>2.3.2. <text:span text:style-name="T24">N</text:span>ástroj YajCo</text:h>
      <text:p text:style-name="P4"><text:span text:style-name="T20">Gramatika implementovaného jazyka je vstupom nástroja YajCo. Gramatika je popísaná anotovanou hierarchiou tried. </text:span><text:span text:style-name="T21">Vstuppný bod nástroja YajCo je podtrieda AnnotationProcessor, YajCo preto beží počas kompilácie Java tried cieľového parsera.</text:span></text:p>
      <text:p text:style-name="P21">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P17"><text:span text:style-name="T21">Anotované triedy, ktorými popisujeme cieľovú gramatiku však nie sú reprezentáciou modelu Yajca, model je implementovaný triedami v package yajco.model. Tieto triedy sú inštanciované a referencované počas </text:span><text:span text:style-name="T22">reflexivnej analýzy gramatiky. Naplnený model je následne predaný </text:span><text:soft-page-break/><text:span text:style-name="T23">backend modulu, ktorý je nakonfigurovaný v Project Object Model súbore (pom.xml, ďalej len POM) na spracovanie</text:span><text:span text:style-name="T22">.</text:span></text:p>
      <text:h text:style-name="P66" text:outline-level="10"><text:span text:style-name="T23">2.3.</text:span><text:span text:style-name="T24">2</text:span><text:span text:style-name="T23">.</text:span><text:span text:style-name="T24">1.</text:span><text:span text:style-name="T23"> Model </text:span><text:span text:style-name="T26">jazyka</text:span><text:span text:style-name="T25"> </text:span><text:span text:style-name="T23">YajCo</text:span></text:h>
      <text:p text:style-name="P18"><text:span text:style-name="T23">Rozoberme si triedy modelu YajCo a </text:span><text:span text:style-name="T25">akú úlohu hrajú</text:span><text:span text:style-name="T23"> v modeli.</text:span></text:p>
      <text:h text:style-name="P66" text:outline-level="10"><text:span text:style-name="T23">2.3.</text:span><text:span text:style-name="T24">2</text:span><text:span text:style-name="T23">.</text:span><text:span text:style-name="T24">1.1. </text:span><text:span text:style-name="T25">YajcoModelElement</text:span></text:h>
      <text:h text:style-name="P29"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30" text:outline-level="10"><text:span text:style-name="T26">V tomto prípade Ide o jedinú metódu </text:span><text:span text:style-name="T27">getSourceElement()</text:span><text:span text:style-name="T31">. Elementy modelu sú organizaované do stromu, ak vynecháme </text:span><text:span text:style-name="T32">sémantickú vrstvu</text:span><text:span text:style-name="T31">, ktorý môžeme vďaka tejto metóde traverzovať smerom k koreňu. Pre traverz smerom k listom stromu musí traverzujúci algoritmus poznať konkrétne typy elementov a polia týchto typov.</text:span></text:h>
      <text:h text:style-name="P39" text:outline-level="10">Príklad: Ak máme koreň modelu, musíme vedieť ako je jeho trieda implementovaná aby sme mohli traverzovať túto úroveň stromu.</text:h>
      <text:h text:style-name="P67" text:outline-level="10"><text:span text:style-name="T23">2.3.</text:span><text:span text:style-name="T24">2</text:span><text:span text:style-name="T23">.</text:span><text:span text:style-name="T24">1.3. </text:span><text:span text:style-name="T26">Language</text:span></text:h>
      <text:h text:style-name="P40" text:outline-level="10"><text:span text:style-name="T42">Koreňom modelu jazyka je inštancia triedy Language </text:span><text:span text:style-name="T43">a jeho predok je </text:span><text:span text:style-name="T28">null</text:span><text:span text:style-name="T33"> hodnota</text:span><text:span text:style-name="T42">. V každom modeli je len jediná insťancia. Potomkovia inštancie Language sú inštancie triedy TokenDef a SkipDef, ktoré majú veľmi podobnú implmentáciu ale diametrálne odlišnú sémantiku v modeli jazyka, a trieda Concept.</text:span></text:h>
      <text:h text:style-name="P41" text:outline-level="10">V samotnom koreňovom uzle nájdeme tiez pole typu String, ktoré ho hodnota je názvom jazyka a pol properties. Tieto polia tu však netreba komentovať.</text:h>
      <text:h text:style-name="P67" text:outline-level="10"><text:span text:style-name="T23">2.3.</text:span><text:span text:style-name="T24">2</text:span><text:span text:style-name="T23">.</text:span><text:span text:style-name="T24">1.</text:span><text:span text:style-name="T26">4</text:span><text:span text:style-name="T24">.</text:span><text:span text:style-name="T23"> </text:span><text:span text:style-name="T25">Concept</text:span></text:h>
      <text:h text:style-name="P42" text:outline-level="10">V praxi môžeme povaovať za hlavnú časť jazyka v modeli YajCo množinu inštancií triedy Concept. Táto tireda <text:span text:style-name="T58">reprezentuje jednu triedu v modeli cieľového jazyka. Trieda patrí do modelu jazyka v prípade, že </text:span><text:span text:style-name="T8">obsahuje aspooň jednu annotáciu nástroja YajCo</text:span><text:span text:style-name="T58">.</text:span></text:h>
      <text:h text:style-name="P43" text:outline-level="10">V terminológii klasických generátorov parserov, kde jednotka gramatiky je syntaktické pravidlo, </text:h>
      <text:h text:style-name="P43" text:outline-level="10">Concept je súbor syntaktických pravidiel v relácii alternatívy.</text:h>
      <text:h text:style-name="P68" text:outline-level="10"><text:span text:style-name="T23">2.3.</text:span><text:span text:style-name="T24">2</text:span><text:span text:style-name="T23">.</text:span><text:span text:style-name="T24">1.</text:span><text:span text:style-name="T26">5</text:span><text:span text:style-name="T24">.</text:span><text:span text:style-name="T23"> </text:span><text:span text:style-name="T24">SkipDef</text:span></text:h>
      <text:h text:style-name="P31" text:outline-level="10"><text:span text:style-name="T45">Dve ostatné polia polia triedy Language sú “skoky” a tokeny. </text:span><text:span text:style-name="T44">Obe triedy definujú regulárnym výrazom </text:span><text:span text:style-name="T51">symbol</text:span><text:span text:style-name="T44"> na </text:span><text:span text:style-name="T45">urovni </text:span><text:span text:style-name="T44">lex</text:span><text:span text:style-name="T45">era</text:span><text:span text:style-name="T44">. Inštancie triedy SkipDef reprezentujú taký druh slov v jazyku, ktoré svojou postuposťou znakou ani prítomnosou v dokumente nemajú žiaden vplyv na výsledok </text:span><text:span text:style-name="T45">spracovania dokumentu.</text:span></text:h>
      <text:h text:style-name="P31" text:outline-level="10"><text:span text:style-name="T45">Za takéto slová môžeme považovať komentáre, ale v niektorých prípadoch </text:span><text:span text:style-name="T46">biele znaky.</text:span></text:h>
      <text:h text:style-name="P32" text:outline-level="10"><text:span text:style-name="T3">Príklad:</text:span><text:span text:style-name="T47"> </text:span><text:span text:style-name="T48">Jazyk BrainFuck ignoruje všetky znakoch </text:span><text:span text:style-name="T49">ASCII </text:span><text:span text:style-name="T48">abecedy </text:span><text:span text:style-name="T49">okrem znakov va tabulke</text:span></text:h>
      <table:table table:name="Table5" table:style-name="Table5">
        <table:table-column table:style-name="Table5.A" table:number-columns-repeated="7"/>
        <table:table-column table:style-name="Table5.H"/>
        <table:table-row>
          <table:table-cell table:style-name="Table5.A1" office:value-type="string">
            <text:p text:style-name="Table_20_Contents">,</text:p>
          </table:table-cell>
          <table:table-cell table:style-name="Table5.A1" office:value-type="string">
            <text:p text:style-name="P23">.</text:p>
          </table:table-cell>
          <table:table-cell table:style-name="Table5.A1" office:value-type="string">
            <text:p text:style-name="P26">+</text:p>
          </table:table-cell>
          <table:table-cell table:style-name="Table5.A1" office:value-type="string">
            <text:p text:style-name="P26">-</text:p>
          </table:table-cell>
          <table:table-cell table:style-name="Table5.A1" office:value-type="string">
            <text:p text:style-name="P26">&lt;</text:p>
          </table:table-cell>
          <table:table-cell table:style-name="Table5.A1" office:value-type="string">
            <text:p text:style-name="P26">&gt;</text:p>
          </table:table-cell>
          <table:table-cell table:style-name="Table5.A1" office:value-type="string">
            <text:p text:style-name="P26">[</text:p>
          </table:table-cell>
          <table:table-cell table:style-name="Table5.H1" office:value-type="string">
            <text:p text:style-name="P26">]</text:p>
          </table:table-cell>
        </table:table-row>
      </table:table>
      <text:h text:style-name="P33" text:outline-level="10"><text:span text:style-name="T50">Takýto druch komentárov môžeme popísať jedinou inštanciou SkipDef a to s nasledujúcim regulárnym výrazom: <text:s/></text:span><text:span text:style-name="T53">[^,.+</text:span><text:span text:style-name="T52">\-&lt;&gt;\[\]]</text:span></text:h>
      <text:h text:style-name="P44" text:outline-level="10"/>
      <text:h text:style-name="P69" text:outline-level="10"><text:soft-page-break/><text:span text:style-name="T45">2.3.2.1.6. </text:span><text:span text:style-name="T24">TokenDef</text:span></text:h>
      <text:h text:style-name="P45" text:outline-level="10">Inštancie triedy TokenDef definujú symboli jazyka na úrovní lexera vo forme regulárnych výrazov a priradzujú im názov. Pomocov názvov potom môžeme referencovať slová z iných častí modelu cieľového jazyka.</text:h>
      <text:h text:style-name="P45" text:outline-level="10">Definovanie symbolov jazyka nie je povinné. Vyhľadanie skutočnej hodnoty terminálneho symbolu, z ktorých skladáme predpisy syntaxe jazyka, prebieha nasledovne:</text:h>
      <text:list xml:id="list9202739343938145013" text:style-name="L1">
        <text:list-item>
          <text:h text:style-name="P47" text:outline-level="10">Konštantný textový reťazec použitý v predpise syntaxe (napríklad pomocou annotácie @Before) vyľadáme v mape preddefinovaných symbolov.</text:h>
        </text:list-item>
        <text:list-item>
          <text:h text:style-name="P47"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48" text:outline-level="10">V prípade že záznam sa v mape nenachádza, konštantný reťazec nie je preložený a využije sa ako predpis symbolu.</text:h>
        </text:list-item>
      </text:list>
      <text:h text:style-name="P46" text:outline-level="10"/>
      <text:h text:style-name="P34" text:outline-level="10"><text:span text:style-name="T54">Hore uvedený postup </text:span><text:span text:style-name="T51">umožnuje flexibilitu lexikálnej analýzy </text:span><text:span text:style-name="T54">a však robí jej definíciu náchylnú na skryté chyby (zabudnuté definovanie konštantných názvov operátorov)</text:span><text:span text:style-name="T51">.</text:span></text:h>
      <text:h text:style-name="P72" text:outline-level="10"><text:span text:style-name="T23">2.3.</text:span><text:span text:style-name="T24">2</text:span><text:span text:style-name="T23">.</text:span><text:span text:style-name="T24">1.</text:span><text:span text:style-name="T26">6</text:span><text:span text:style-name="T24">.</text:span><text:span text:style-name="T23"> </text:span><text:span text:style-name="T60">Triedy Abstraktného Syntaxu</text:span></text:h>
      <text:h text:style-name="P35" text:outline-level="10"><text:span text:style-name="T60">Rozoberme si triedy </text:span><text:span text:style-name="T54">Property, </text:span><text:span text:style-name="T55">PropertyPattern, Pattern a Identifier </text:span><text:span text:style-name="T60">a ich interakcie ako celok. </text:span><text:span text:style-name="T55">Tieto triedy </text:span><text:span text:style-name="T56">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57">Táto časť modelu YajCo sa v termninológii nástroja nazýva abstraktný syntax.</text:span><text:span text:style-name="T56"> </text:span></text:h>
      <text:h text:style-name="P49" text:outline-level="10"><text:span text:style-name="T56">Annotácia @Identifier, </text:span><text:span text:style-name="T57">ktorá sa používa a úrovni clenských premenných tried modelovaného jazyka,</text:span><text:span text:style-name="T56"> </text:span><text:span text:style-name="T57">berie jeden pomenovaný parameter </text:span><text:span text:style-name="T29">unique</text:span><text:span text:style-name="T34">, ktorého hodnota určuje menný priestor identifikátora.</text:span><text:span text:style-name="T35"> </text:span><text:span text:style-name="T34">V modeli jazyka existuje jedna inštancia triedy </text:span><text:span text:style-name="T29">Identifier</text:span><text:span text:style-name="T34">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50" text:outline-level="10"><text:span text:style-name="T35">Identifikátor má slabú reláciu voči </text:span><text:span text:style-name="T36">konktrétnym reťazcom symbolov. </text:span><text:span text:style-name="T35">Reťazec identifikátora v AST je nastavený klientským kódom </text:span><text:span text:style-name="T36">v</text:span><text:span text:style-name="T35"> konštruktore, alebo vo factory metode </text:span><text:span text:style-name="T36">modelovaného Conceptu</text:span><text:span text:style-name="T35">.</text:span><text:span text:style-name="T36">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50" text:outline-level="10"><text:span text:style-name="T41">Príklad:</text:span><text:span text:style-name="T36"> Výraz dvojitého vyhodnotenia hodnoty premennej prostredia v jazyku Shell: </text:span><text:span text:style-name="T30">$$MY_VARIABLE</text:span></text:h>
      <text:h text:style-name="P51" text:outline-level="10"><text:span text:style-name="T35">Hierarchický model abstraktného syntaxu je nasledovný. </text:span><text:span text:style-name="T34">Pre každ</text:span><text:span text:style-name="T35">ú členskú premennú</text:span><text:span text:style-name="T34">. v tried</text:span><text:span text:style-name="T35">ach</text:span><text:span text:style-name="T34"> modelu jazyka bude object triedy Concept referencovať jednu inštanciu triedy Property. </text:span><text:span text:style-name="T35">Object Property môže obsahovať v modeli jazyka zoznam objektov dediacich od abstraktnej tiedy PropertyPattern. Jedinou implementáciou v nástroji YajCo je trieda Identifier. Ak </text:span><text:span text:style-name="T36">je </text:span><text:span text:style-name="T35">členská premenná </text:span><text:span text:style-name="T36">anotovaná ako @Identifier, objekt Property, ktorý ju reprezentuje bude referencova</text:span><text:span text:style-name="T37">ť</text:span><text:span text:style-name="T36"> jeden object Identifier a pole unique bude obsahovať menný priestor identifikátor.</text:span></text:h>
      <text:h text:style-name="P50" text:outline-level="10"><text:soft-page-break/><text:span text:style-name="T36">Táto informácia je užitočná z pohľadu tejto práce pre highliting definovaných premenných a funkcií. Ako však rozoberieme v syntetickej časti práce, problém transformovať túto informáciu </text:span><text:span text:style-name="T36">na výstupný formát generátora syntax highlitingu, ktorý je valídnym konfiguračným súborom cieľových editorov.</text:span></text:h>
      <text:h text:style-name="P66" text:outline-level="10"><text:span text:style-name="T23">2.3.</text:span><text:span text:style-name="T24">2</text:span><text:span text:style-name="T23">.</text:span><text:span text:style-name="T24">1.5.</text:span><text:span text:style-name="T23"> </text:span><text:span text:style-name="T60">Triedy </text:span><text:span text:style-name="T9">Konkrétneho Syntaxu</text:span></text:h>
      <text:h text:style-name="P36" text:outline-level="10"><text:span text:style-name="T60">Konkrétny Syntax je logická časť modelu jazyka, v ktorej nájdeme samotné </text:span><text:span text:style-name="T61">prepisovacie pravidlá gramatiky a terminálne symboli, ktoré neboli definované pomocou annotácie @TokenDef. Konkrétny syntax je modelovaný triedami </text:span><text:span text:style-name="T59">Notation, NotationPart, </text:span><text:span text:style-name="T60">NotationPartPattern </text:span><text:span text:style-name="T61">a ich podriedami</text:span><text:span text:style-name="T60">. </text:span><text:span text:style-name="T62">Trieda NotationPattern je využívaná jedine implementáciou factory metód a v tejto práci ju môžeme ignorovať.</text:span></text:h>
      <text:h text:style-name="P37" text:outline-level="10"><text:span text:style-name="T63">Pre každý </text:span><text:span text:style-name="T34">konštruktor </text:span><text:span text:style-name="T38">v </text:span><text:span text:style-name="T34">model</text:span><text:span text:style-name="T38">i </text:span><text:span text:style-name="T34">jazyka </text:span><text:span text:style-name="T38">(</text:span><text:span text:style-name="T34">alebo faktory metódu</text:span><text:span text:style-name="T38">)</text:span><text:span text:style-name="T34"> bude obje</text:span><text:span text:style-name="T38">k</text:span><text:span text:style-name="T34">t </text:span><text:span text:style-name="T38">triedy</text:span><text:span text:style-name="T34"> Concept referencovať jednu inštanc</text:span><text:span text:style-name="T38">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38" text:outline-level="10"><text:span text:style-name="T39">Informácia modelovaná Konkrétnym Syntaxom je dodstupná iba počas kompilácie prekladača a neovplyvňuje sémantickú vrstvu jazyka. Pre </text:span><text:span text:style-name="T40">problém</text:span><text:span text:style-name="T39"> </text:span><text:span text:style-name="T40">a</text:span><text:span text:style-name="T39">utomatizovania zvýrazňovania syntaxe </text:span><text:span text:style-name="T40">je </text:span><text:span text:style-name="T39">táto </text:span><text:span text:style-name="T40">informácia kľúčová. V syntetickej časti tejto práce budeme diskutovať aké informáie v modeli Konktrétneho Syntaxu môžeme nájsť a akými metódami môžeme tieto informácie analyzovať</text:span><text:span text:style-name="T39">. </text:span></text:h>
      <text:h text:style-name="P71" text:outline-level="10"><text:bookmark text:name="h.wo1qw9qp4u3h"/>2.3.3. Chýbajúce časti</text:h>
      <text:p text:style-name="P1">Niektoré elementy zvýrazňovania syntaxe nebolo možné imlementovať, pretože YajCo jednoducho tieto elementy nepoužíva. Príkladom je definícia, prípadne volanie funkcie. YajCo nepozskytuje ziadne prostriedky definujúce, ktorý konštrukt má akú sémantickú úlohu.</text:p>
      <text:p text:style-name="P1"><text:s/></text:p>
      <text:p text:style-name="P1"/>
      <text:p text:style-name="P9"><text:bookmark text:name="h.lv008znm4kej"/>Syntetická časť</text:p>
      <text:h text:style-name="P73" text:outline-level="10"><text:bookmark text:name="h.rrl2i8xhdmrx"/>3.1 Model generátora zvýrazňovania syntaxe</text:h>
      <text:p text:style-name="P1">V tejto časti sa chcem venovať hlavne štruktúre dát, s ktorými náš nástroj pracuje.</text:p>
      <text:h text:style-name="P73" text:outline-level="10"><text:bookmark text:name="h.p6i6mpbz8zot"/>3.1.1. Elementy gramatiky</text:h>
      <text:p text:style-name="P1">Popíšme teda elementy gramatiky, ktoré sú z pohľadu zvýrazňovanie syntaxe zaujímavé:</text:p>
      <text:list xml:id="list721837645196454678" text:style-name="LS1">
        <text:list-item>
          <text:p text:style-name="P60">Kľúčové slová</text:p>
        </text:list-item>
        <text:list-item>
          <text:p text:style-name="P60">Čislice, reťazce a iné konštantné hodnoty</text:p>
        </text:list-item>
        <text:list-item>
          <text:p text:style-name="P60">Operátori a výrazy</text:p>
        </text:list-item>
        <text:list-item>
          <text:p text:style-name="P60">Komentáre</text:p>
        </text:list-item>
        <text:list-item>
          <text:p text:style-name="P60">Deklarácie, referencie a volania premenných a funkcií</text:p>
        </text:list-item>
        <text:list-item>
          <text:p text:style-name="P60">Makrá a iné špeciálne konštrukty jazyka</text:p>
        </text:list-item>
      </text:list>
      <text:p text:style-name="P1">Z definície gramatiky nie je problém vygenerovať parser, ktorý dokáže rozoznať jednotlivé koncepty gramatiky a vytvoriť príslušnú štruktúrovanú reprezentáciu programu, zatiaľ čo sa ľahko spamätá aj z chýb v programe.</text:p>
      <text:p text:style-name="P1">Vyextrahovať však zo špecifikácie gramatiky <text:span text:style-name="T64">hore spomenuté elementy gramatiky </text:span>však nie je triviálna úloha. Špecifikácia gramatiky totiž <text:span text:style-name="T64">nemodeluje jednotlivé elementy gramatiky tak ako ich modelujú cieľové editori a ich konfiguračné súbori</text:span>.</text:p>
      <text:h text:style-name="P74" text:outline-level="10">3.1.1. <text:span text:style-name="T67">Regulárne výrazy v nástroji YajCo</text:span></text:h>
      <text:p text:style-name="P13">V prípade nástroja YajCo je situácia ešte o čosi komplikovanejšia, všetky lexikálne jednotky jazyka sú definované pomocou regulárnych výrazov. <text:span text:style-name="T64">Nemáme teda vždy k dispozícii samotný reťazec symbolu, ale prepisovacie pravidlo podľa ktorého môžeme generovať všetky </text:span><text:span text:style-name="T65">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P53"><text:span text:style-name="T4">Príklad:</text:span><text:span text:style-name="T65"> Vo väčšine jazykov nachádzame kľúčové slová, ktoré sú tvorené jediným slovom bez nealfabetických znakov. </text:span><text:span text:style-name="T66">Pri rozpoznávaní kľúčových slov v gramatike by sme sa dopytovali na nasledovnú informáciu: Sú</text:span><text:span text:style-name="T65"> všetky slová generované </text:span><text:span text:style-name="T66">predpisom zložené z písmen abecedy (a znakov _ a *, vid. </text:span><text:span text:style-name="T10">Apendix A - Zoznam kľúčových slov vybraných progamovacích jazykov</text:span><text:span text:style-name="T66">)</text:span></text:p>
      <text:h text:style-name="P64" text:outline-level="10"><text:span text:style-name="T66">Dopytovací systém vhodný pre naše potreby môžeme založiť na teorií stavových automatov a budeme o ňom diskutovať v tejto práci. Implementácia takéhoto systému je však mimo rozsah zadania práce.</text:span><text:span text:style-name="T67"> Zároveň by sa jednalo o veľmi silný nástroj a preto verím, že nadväzujúce práce by sa mohli venovať práve tomuto zaujímavému problému.</text:span></text:h>
      <text:h text:style-name="P79" text:outline-level="10"><text:bookmark text:name="h.mm7reywd5mt"/>3.2. Implementácia generatora syntaxe</text:h>
      <text:p text:style-name="P1">Nástroj YajCo je modulárny a umožnuje pridávať nové backendy, generátor zvýrazňovania syntaxe je implementovaný ako takýto plugin. Je spúšťaný procesorom anotácií pri kompilácii zdrojových kódov cieľového jazyka.</text:p>
      <text:p text:style-name="P61"><text:span text:style-name="T68">R</text:span>ozoberieme si podrobne architektúru <text:span text:style-name="T6">nástroja Syntaxer,</text:span><text:span text:style-name="T68"> akým spôsobom ho umožňujeme používať spoločne s ľubovoľným jazykom a</text:span><text:span text:style-name="T69"> kľáciiúčové faktori, ktoré viedli ku konečnej implementácii. Boli sme totiž viazaný API kontraktom nástroja YajCo a ten je zasviazaný na kontrakt Java API pre spracovanie anntácií.</text:span></text:p>
      <text:h text:style-name="P80" text:outline-level="10"><text:soft-page-break/>3.2.1. Vstupny bod</text:h>
      <text:p text:style-name="P1">Vstupným bodom nástroja Syntaxer je trieda HighlightingGenerator. Táto trieda je pomerne jednoduchá a rozkladá svoj<text:span text:style-name="T69">e</text:span> zodpovednosti medzi viaceré <text:span text:style-name="T69">členské triedy</text:span>, ktoré si rozoberieme v ďalšom odseku.</text:p>
      <text:p text:style-name="P62">HighlightingGenerator inštanciuje všetky komponenty potrebné k analýze gramatiky: Analyzátor gramatiky, model jazyka a ich prepojenie a tiež backend. <text:span text:style-name="T70">Backend sa skladá z dvoch častí: prvá komponenta sú editoru špecifické pravidlá post-precesovania modelu zvýrazňovania, druhá je na editore nezávyslá a stará sa o vyhodnotenie predlohy konfiguračného súboru na základe post-processo</text:span><text:span text:style-name="T70">vaného modelu a persistenciu výsledného prúdu.</text:span></text:p>
      <text:p text:style-name="P56"><text:span text:style-name="T72">Pri invokácii dostane HighlightingGenerátor ako parameter model jazyka zostavený nástrojom YajCo, ktorého topológiu sme diskutovali v analytickej časti práce.</text:span></text:p>
      <text:h text:style-name="P81" text:outline-level="10"><text:span text:style-name="T70">3.2.1.</text:span><text:span text:style-name="T71">1.</text:span><text:span text:style-name="T70"> </text:span><text:span text:style-name="T71">Diskusia o zlepšení HighlightingGenerátora</text:span></text:h>
      <text:p text:style-name="P54">Syntaxer nemá žiadne ďalšie pohyblivé časti, celá logika je teda pevne zadefinovaná <text:span text:style-name="T69">v zdrojovom kóde </text:span><text:span text:style-name="T70">a HighlightingGenerátor je zodpovedným za inicializáciu programu</text:span>. <text:span text:style-name="T69">Na druhej strane, topológia kódu a </text:span><text:span text:style-name="T70">zvolené návrhové vzori boli vybrané tak, aby každá časť bola nahraditeľná bez zásahu do ostatných častí.</text:span></text:p>
      <text:p text:style-name="P54"><text:span text:style-name="T70">HighlightingGenerátor </text:span><text:span text:style-name="T71">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P55"><text:span text:style-name="T71">DI sme nepoužili, pretože nástroj YajCo, ktorý je naším framework API, žiaden DI framework nevyužíva. Výberom a testovaním </text:span><text:span text:style-name="T72">DI frameworku v čase spracovania anotácií (v čase kompiláie cieľového jazyka) by nepomohlo dosiahnúť ieľ tejto práce.</text:span></text:p>
      <text:h text:style-name="P75" text:outline-level="10"><text:bookmark text:name="h.lc9j82niysxz"/>3.2.2. LanguageVisitor, LanguageAcceptor a SimpleModel</text:h>
      <text:h text:style-name="P63" text:outline-level="10"><text:span text:style-name="T72">Model jazyka nástroja YajCo je stromová štruktúra. Problémy reprezentované stromovou štruktúrou </text:span></text:h>
      <text:p text:style-name="P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75" text:outline-level="10"><text:bookmark text:name="h.ibgkq4tk7ibo"/>3.2.3. Generátor definicií syntaxe, VelocityBackend a EditorStrategy</text:h>
      <text:p text:style-name="P1">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6">analýzy</text:span><text:span text:style-name="T6">.)</text:span></text:p>
      <text:h text:style-name="P73" text:outline-level="10"><text:bookmark text:name="h.tpkk0voieh75"/>3.3. Pravidlá analýzy syntaxe</text:h>
      <text:p text:style-name="P1">Rozoberme si jednotlivé pravidlá zakódované do nástroja Syntaxer.</text:p>
      <text:p text:style-name="P76"><text:soft-page-break/>3.3.1. Kľúčové slová</text:p>
      <text:p text:style-name="P76">3.3.<text:span text:style-name="T73">2</text:span>. Konštantné hodnoty</text:p>
      <text:p text:style-name="P76">3.3.<text:span text:style-name="T73">3</text:span>. <text:span text:style-name="T73">O</text:span>perátori a výrazy</text:p>
      <text:p text:style-name="P76">3.3.<text:span text:style-name="T73">4</text:span>. K<text:span text:style-name="T73">oment</text:span>ár<text:span text:style-name="T73">e a bliele znaky</text:span></text:p>
      <text:p text:style-name="P57"><text:s/></text:p>
      <text:p text:style-name="P9"><text:bookmark text:name="h.c5e5pwsul34n"/>Apendix A - Zoznam kľúčových slov vybraných progamovacích jazykov</text:p>
      <text:p text:style-name="P1">V tejto časti práce uvedieme zoznam kľúčových slov vybraných programovacích jazykov, zhromaždený pre účeli analýzovania reprezentatívnej množiny existujúcich jazykov. Počet kľúčových slov každého jazyka je uvedený v nadpise v zátvorkách.</text:p>
      <text:p text:style-name="P1"/>
      <text:h text:style-name="P77" text:outline-level="10"><text:bookmark text:name="h.w9scj27wczxt"/><text:span text:style-name="T11">C</text:span><text:span text:style-name="T11"> (32)</text:span></text:h>
      <text:h text:style-name="P78" text:outline-level="10">auto</text:h>
      <text:h text:style-name="P78" text:outline-level="10">break</text:h>
      <text:h text:style-name="P78" text:outline-level="10">case</text:h>
      <text:h text:style-name="P78" text:outline-level="10">char</text:h>
      <text:h text:style-name="P78" text:outline-level="10">const</text:h>
      <text:h text:style-name="P78" text:outline-level="10">continue</text:h>
      <text:h text:style-name="P78" text:outline-level="10">default</text:h>
      <text:h text:style-name="P78" text:outline-level="10">do</text:h>
      <text:h text:style-name="P78" text:outline-level="10">double</text:h>
      <text:h text:style-name="P78" text:outline-level="10">else</text:h>
      <text:h text:style-name="P78" text:outline-level="10">enum</text:h>
      <text:h text:style-name="P78" text:outline-level="10">extern</text:h>
      <text:h text:style-name="P78" text:outline-level="10">float</text:h>
      <text:h text:style-name="P78" text:outline-level="10">for</text:h>
      <text:h text:style-name="P78" text:outline-level="10">goto</text:h>
      <text:h text:style-name="P78" text:outline-level="10">if</text:h>
      <text:h text:style-name="P78" text:outline-level="10">int</text:h>
      <text:h text:style-name="P78" text:outline-level="10">long</text:h>
      <text:h text:style-name="P78" text:outline-level="10">register</text:h>
      <text:h text:style-name="P78" text:outline-level="10">return</text:h>
      <text:h text:style-name="P78" text:outline-level="10">short</text:h>
      <text:h text:style-name="P78" text:outline-level="10">signed</text:h>
      <text:h text:style-name="P78" text:outline-level="10">sizeof</text:h>
      <text:h text:style-name="P78" text:outline-level="10">static</text:h>
      <text:h text:style-name="P78" text:outline-level="10">struct</text:h>
      <text:h text:style-name="P78" text:outline-level="10">switch</text:h>
      <text:h text:style-name="P78" text:outline-level="10">typedef</text:h>
      <text:h text:style-name="P78" text:outline-level="10">union</text:h>
      <text:h text:style-name="P78" text:outline-level="10">unsigned</text:h>
      <text:h text:style-name="P78" text:outline-level="10">void</text:h>
      <text:h text:style-name="P78" text:outline-level="10">volatile</text:h>
      <text:h text:style-name="P78" text:outline-level="10">while</text:h>
      <text:p text:style-name="P10"/>
      <text:p text:style-name="P10">C++ 51x</text:p>
      <text:h text:style-name="P78" text:outline-level="10"><text:bookmark text:name="h.h4utv4bk1jgi"/><text:soft-page-break/>abstract</text:h>
      <text:h text:style-name="P78" text:outline-level="10">continue</text:h>
      <text:h text:style-name="P78" text:outline-level="10">for</text:h>
      <text:h text:style-name="P78" text:outline-level="10">new</text:h>
      <text:h text:style-name="P78" text:outline-level="10">switch</text:h>
      <text:h text:style-name="P78" text:outline-level="10">asser</text:h>
      <text:h text:style-name="P78" text:outline-level="10">default</text:h>
      <text:h text:style-name="P78" text:outline-level="10">got</text:h>
      <text:h text:style-name="P78" text:outline-level="10">package</text:h>
      <text:h text:style-name="P78" text:outline-level="10">synchronized</text:h>
      <text:h text:style-name="P78" text:outline-level="10">boolean</text:h>
      <text:h text:style-name="P78" text:outline-level="10">do</text:h>
      <text:h text:style-name="P78" text:outline-level="10">if</text:h>
      <text:h text:style-name="P78" text:outline-level="10">private</text:h>
      <text:h text:style-name="P78" text:outline-level="10">this</text:h>
      <text:h text:style-name="P78" text:outline-level="10">break</text:h>
      <text:h text:style-name="P78" text:outline-level="10">double</text:h>
      <text:h text:style-name="P78" text:outline-level="10">implements</text:h>
      <text:h text:style-name="P78" text:outline-level="10">protected</text:h>
      <text:h text:style-name="P78" text:outline-level="10">throw</text:h>
      <text:h text:style-name="P78" text:outline-level="10">byte</text:h>
      <text:h text:style-name="P78" text:outline-level="10">else</text:h>
      <text:h text:style-name="P78" text:outline-level="10">import</text:h>
      <text:h text:style-name="P78" text:outline-level="10">public</text:h>
      <text:h text:style-name="P78" text:outline-level="10">throws</text:h>
      <text:h text:style-name="P78" text:outline-level="10">case</text:h>
      <text:h text:style-name="P77" text:outline-level="10"><text:span text:style-name="T12">enu</text:span><text:span text:style-name="T12">*</text:span></text:h>
      <text:h text:style-name="P78" text:outline-level="10">instanceof</text:h>
      <text:h text:style-name="P78" text:outline-level="10">return</text:h>
      <text:h text:style-name="P78" text:outline-level="10">transient</text:h>
      <text:h text:style-name="P78" text:outline-level="10">catch</text:h>
      <text:h text:style-name="P78" text:outline-level="10">extends</text:h>
      <text:h text:style-name="P78" text:outline-level="10">int</text:h>
      <text:h text:style-name="P78" text:outline-level="10">short</text:h>
      <text:h text:style-name="P78" text:outline-level="10">try</text:h>
      <text:h text:style-name="P78" text:outline-level="10">char</text:h>
      <text:h text:style-name="P78" text:outline-level="10">final</text:h>
      <text:h text:style-name="P78" text:outline-level="10">interface</text:h>
      <text:h text:style-name="P78" text:outline-level="10">static</text:h>
      <text:h text:style-name="P78" text:outline-level="10">void</text:h>
      <text:h text:style-name="P78" text:outline-level="10">class</text:h>
      <text:h text:style-name="P78" text:outline-level="10">finally</text:h>
      <text:h text:style-name="P78" text:outline-level="10">long</text:h>
      <text:h text:style-name="P77" text:outline-level="10"><text:span text:style-name="T12">strictf</text:span><text:span text:style-name="T12">*</text:span></text:h>
      <text:h text:style-name="P78" text:outline-level="10">volatile</text:h>
      <text:h text:style-name="P78" text:outline-level="10">cons</text:h>
      <text:h text:style-name="P78" text:outline-level="10">float</text:h>
      <text:h text:style-name="P78" text:outline-level="10">native</text:h>
      <text:h text:style-name="P78" text:outline-level="10">super</text:h>
      <text:h text:style-name="P78" text:outline-level="10"><text:bookmark text:name="h.xklobzeizfsy"/>while</text:h>
      <text:h text:style-name="P73" text:outline-level="10"><text:bookmark text:name="h.r0zblrs4qun7"/>Java 51x</text:h>
      <text:h text:style-name="P78" text:outline-level="10"><text:bookmark text:name="h.22rmfr41dvhu"/>abstract</text:h>
      <text:h text:style-name="P78" text:outline-level="10">continue</text:h>
      <text:h text:style-name="P78" text:outline-level="10">for</text:h>
      <text:h text:style-name="P78" text:outline-level="10"><text:soft-page-break/>new</text:h>
      <text:h text:style-name="P78" text:outline-level="10">switch</text:h>
      <text:h text:style-name="P77" text:outline-level="10"><text:span text:style-name="T12">assert</text:span><text:span text:style-name="T12">***</text:span></text:h>
      <text:h text:style-name="P78" text:outline-level="10">default</text:h>
      <text:h text:style-name="P77" text:outline-level="10"><text:span text:style-name="T12">goto</text:span><text:span text:style-name="T12">*</text:span></text:h>
      <text:h text:style-name="P78" text:outline-level="10">package</text:h>
      <text:h text:style-name="P78" text:outline-level="10">synchronized</text:h>
      <text:h text:style-name="P78" text:outline-level="10">boolean</text:h>
      <text:h text:style-name="P78" text:outline-level="10">do</text:h>
      <text:h text:style-name="P78" text:outline-level="10">if</text:h>
      <text:h text:style-name="P78" text:outline-level="10">private</text:h>
      <text:h text:style-name="P78" text:outline-level="10">this</text:h>
      <text:h text:style-name="P78" text:outline-level="10">break</text:h>
      <text:h text:style-name="P78" text:outline-level="10">double</text:h>
      <text:h text:style-name="P78" text:outline-level="10">implements</text:h>
      <text:h text:style-name="P78" text:outline-level="10">protected</text:h>
      <text:h text:style-name="P78" text:outline-level="10">throw</text:h>
      <text:h text:style-name="P78" text:outline-level="10">byte</text:h>
      <text:h text:style-name="P78" text:outline-level="10">else</text:h>
      <text:h text:style-name="P78" text:outline-level="10">import</text:h>
      <text:h text:style-name="P78" text:outline-level="10">public</text:h>
      <text:h text:style-name="P78" text:outline-level="10">throws</text:h>
      <text:h text:style-name="P78" text:outline-level="10">case</text:h>
      <text:h text:style-name="P77" text:outline-level="10"><text:span text:style-name="T12">enum</text:span><text:span text:style-name="T12">****</text:span></text:h>
      <text:h text:style-name="P78" text:outline-level="10">instanceof</text:h>
      <text:h text:style-name="P78" text:outline-level="10">return</text:h>
      <text:h text:style-name="P78" text:outline-level="10">transient</text:h>
      <text:h text:style-name="P78" text:outline-level="10">catch</text:h>
      <text:h text:style-name="P78" text:outline-level="10">extends</text:h>
      <text:h text:style-name="P78" text:outline-level="10">int</text:h>
      <text:h text:style-name="P78" text:outline-level="10">short</text:h>
      <text:h text:style-name="P78" text:outline-level="10">try</text:h>
      <text:h text:style-name="P78" text:outline-level="10">char</text:h>
      <text:h text:style-name="P78" text:outline-level="10">final</text:h>
      <text:h text:style-name="P78" text:outline-level="10">interface</text:h>
      <text:h text:style-name="P78" text:outline-level="10">static</text:h>
      <text:h text:style-name="P78" text:outline-level="10">void</text:h>
      <text:h text:style-name="P78" text:outline-level="10">class</text:h>
      <text:h text:style-name="P78" text:outline-level="10">finally</text:h>
      <text:h text:style-name="P78" text:outline-level="10">long</text:h>
      <text:h text:style-name="P77" text:outline-level="10"><text:span text:style-name="T12">strictfp</text:span><text:span text:style-name="T12">**</text:span></text:h>
      <text:h text:style-name="P78" text:outline-level="10">volatile</text:h>
      <text:h text:style-name="P77" text:outline-level="10"><text:span text:style-name="T12">const</text:span><text:span text:style-name="T12">*</text:span></text:h>
      <text:h text:style-name="P78" text:outline-level="10">float</text:h>
      <text:h text:style-name="P78" text:outline-level="10">native</text:h>
      <text:h text:style-name="P78" text:outline-level="10"><text:bookmark text:name="h.rtg8z5hsztw8"/>super</text:h>
      <text:h text:style-name="P78" text:outline-level="10"><text:bookmark text:name="h.4uq2qdtqkxiy"/>while</text:h>
      <text:p text:style-name="P1"/>
      <text:h text:style-name="P77" text:outline-level="10"><text:bookmark text:name="h.yt0r3hlg35ue"/><text:soft-page-break/>Go (24)</text:h>
      <text:h text:style-name="P78" text:outline-level="10">break</text:h>
      <text:h text:style-name="P78" text:outline-level="10">default</text:h>
      <text:h text:style-name="P78" text:outline-level="10">func</text:h>
      <text:h text:style-name="P78" text:outline-level="10">interface</text:h>
      <text:h text:style-name="P78" text:outline-level="10">select</text:h>
      <text:h text:style-name="P78" text:outline-level="10">case</text:h>
      <text:h text:style-name="P78" text:outline-level="10">defer</text:h>
      <text:h text:style-name="P78" text:outline-level="10">go</text:h>
      <text:h text:style-name="P78" text:outline-level="10">map</text:h>
      <text:h text:style-name="P78" text:outline-level="10">struct</text:h>
      <text:h text:style-name="P78" text:outline-level="10">chan</text:h>
      <text:h text:style-name="P78" text:outline-level="10">else</text:h>
      <text:h text:style-name="P78" text:outline-level="10">goto</text:h>
      <text:h text:style-name="P78" text:outline-level="10">package</text:h>
      <text:h text:style-name="P78" text:outline-level="10">switch</text:h>
      <text:h text:style-name="P78" text:outline-level="10">const</text:h>
      <text:h text:style-name="P78" text:outline-level="10">fallthrough</text:h>
      <text:h text:style-name="P78" text:outline-level="10">if</text:h>
      <text:h text:style-name="P78" text:outline-level="10">range</text:h>
      <text:h text:style-name="P78" text:outline-level="10">type</text:h>
      <text:h text:style-name="P78" text:outline-level="10">continue</text:h>
      <text:h text:style-name="P78" text:outline-level="10">for</text:h>
      <text:h text:style-name="P78" text:outline-level="10">import</text:h>
      <text:h text:style-name="P78" text:outline-level="10"><text:bookmark text:name="h.kcdnn1w8gole"/>return</text:h>
      <text:h text:style-name="P78" text:outline-level="10"><text:bookmark text:name="h.obcai6p42vd6"/>var</text:h>
      <text:h text:style-name="P73" text:outline-level="10"><text:bookmark text:name="h.wnj2ed2s3hx7"/>Ruby (42)</text:h>
      <text:p text:style-name="P7">BEGIN</text:p>
      <text:p text:style-name="P7">END</text:p>
      <text:p text:style-name="P1"><text:span text:style-name="T13">__</text:span><text:span text:style-name="T13">ENCODING</text:span><text:span text:style-name="T13">__</text:span></text:p>
      <text:p text:style-name="P1"><text:span text:style-name="T13">__</text:span><text:span text:style-name="T13">END</text:span><text:span text:style-name="T13">__</text:span></text:p>
      <text:p text:style-name="P1"><text:span text:style-name="T13">__</text:span><text:span text:style-name="T13">FILE</text:span><text:span text:style-name="T13">__</text:span></text:p>
      <text:p text:style-name="P1"><text:span text:style-name="T13">__</text:span><text:span text:style-name="T13">LINE</text:span><text:span text:style-name="T13">__</text:span></text:p>
      <text:p text:style-name="P7">alias</text:p>
      <text:p text:style-name="P7">and</text:p>
      <text:p text:style-name="P7">begin</text:p>
      <text:p text:style-name="P7">break</text:p>
      <text:p text:style-name="P7">case</text:p>
      <text:p text:style-name="P7">class</text:p>
      <text:p text:style-name="P7">def</text:p>
      <text:p text:style-name="P1"><text:span text:style-name="T13">defined</text:span><text:span text:style-name="T13">?</text:span></text:p>
      <text:p text:style-name="P7">do</text:p>
      <text:p text:style-name="P7">else</text:p>
      <text:p text:style-name="P7">elsif</text:p>
      <text:p text:style-name="P7">end</text:p>
      <text:p text:style-name="P7">ensure</text:p>
      <text:p text:style-name="P7">false</text:p>
      <text:p text:style-name="P7">for</text:p>
      <text:p text:style-name="P7">if</text:p>
      <text:p text:style-name="P7">in</text:p>
      <text:p text:style-name="P7">module</text:p>
      <text:p text:style-name="P7">next</text:p>
      <text:p text:style-name="P7">nil</text:p>
      <text:p text:style-name="P7"><text:soft-page-break/>not</text:p>
      <text:p text:style-name="P7">or</text:p>
      <text:p text:style-name="P7">redo</text:p>
      <text:p text:style-name="P7">rescue</text:p>
      <text:p text:style-name="P7">retry</text:p>
      <text:p text:style-name="P7">return</text:p>
      <text:p text:style-name="P7">self</text:p>
      <text:p text:style-name="P7">super</text:p>
      <text:p text:style-name="P7">then</text:p>
      <text:p text:style-name="P7">true</text:p>
      <text:p text:style-name="P7">undef</text:p>
      <text:p text:style-name="P7">unless</text:p>
      <text:p text:style-name="P7">until</text:p>
      <text:p text:style-name="P7">when</text:p>
      <text:p text:style-name="P7">while</text:p>
      <text:p text:style-name="P7">yield</text:p>
      <text:p text:style-name="P1"/>
      <table:table table:name="Table1" table:style-name="Table1">
        <table:table-column table:style-name="Table1.A"/>
        <table:table-row>
          <table:table-cell table:style-name="Table1.A1" office:value-type="string">
            <text:p text:style-name="P11"/>
          </table:table-cell>
        </table:table-row>
      </table:table>
      <text:h text:style-name="P73" text:outline-level="10"><text:bookmark text:name="h.lz26njx7pgfp"/>Python (32)</text:h>
      <text:p text:style-name="P7">False</text:p>
      <text:p text:style-name="P7">class</text:p>
      <text:p text:style-name="P7">finally</text:p>
      <text:p text:style-name="P7">is</text:p>
      <text:p text:style-name="P7">return</text:p>
      <text:p text:style-name="P7">None</text:p>
      <text:p text:style-name="P7">continue</text:p>
      <text:p text:style-name="P7">for</text:p>
      <text:p text:style-name="P7">lambda</text:p>
      <text:p text:style-name="P7">try</text:p>
      <text:p text:style-name="P7">True</text:p>
      <text:p text:style-name="P7">def</text:p>
      <text:p text:style-name="P7">from</text:p>
      <text:p text:style-name="P7">nonlocal</text:p>
      <text:p text:style-name="P7">while</text:p>
      <text:p text:style-name="P7">and</text:p>
      <text:p text:style-name="P7">del</text:p>
      <text:p text:style-name="P7">global</text:p>
      <text:p text:style-name="P7">not</text:p>
      <text:p text:style-name="P7">with</text:p>
      <text:p text:style-name="P7">as</text:p>
      <text:p text:style-name="P7">elif</text:p>
      <text:p text:style-name="P7">if</text:p>
      <text:p text:style-name="P7">or</text:p>
      <text:p text:style-name="P7">yield</text:p>
      <text:p text:style-name="P7">assert</text:p>
      <text:p text:style-name="P7">else</text:p>
      <text:p text:style-name="P7">import</text:p>
      <text:p text:style-name="P7">pass</text:p>
      <text:p text:style-name="P7">break</text:p>
      <text:p text:style-name="P7">except</text:p>
      <text:p text:style-name="P7">in</text:p>
      <text:p text:style-name="P7">raise</text:p>
      <text:h text:style-name="P73" text:outline-level="10"><text:bookmark text:name="h.z8o3zakc56k8"/><text:soft-page-break/>Haskell (55)</text:h>
      <text:p text:style-name="P7">!</text:p>
      <text:p text:style-name="P7">'</text:p>
      <text:p text:style-name="P7">''</text:p>
      <text:p text:style-name="P7">-</text:p>
      <text:p text:style-name="P7">--</text:p>
      <text:p text:style-name="P7">-&lt;</text:p>
      <text:p text:style-name="P7">-&lt;&lt;</text:p>
      <text:p text:style-name="P7">-&gt;</text:p>
      <text:p text:style-name="P7">::</text:p>
      <text:p text:style-name="P7">;</text:p>
      <text:p text:style-name="P7">&lt;-</text:p>
      <text:p text:style-name="P7">,</text:p>
      <text:p text:style-name="P7">=</text:p>
      <text:p text:style-name="P7">=&gt;</text:p>
      <text:p text:style-name="P7">&gt;</text:p>
      <text:p text:style-name="P7">?</text:p>
      <text:p text:style-name="P7">#</text:p>
      <text:p text:style-name="P7">*</text:p>
      <text:p text:style-name="P7">@</text:p>
      <text:p text:style-name="P7">[|, |]</text:p>
      <text:p text:style-name="P7">\</text:p>
      <text:p text:style-name="P7">_</text:p>
      <text:p text:style-name="P7">`</text:p>
      <text:p text:style-name="P7">{, }</text:p>
      <text:p text:style-name="P7">{-, -}</text:p>
      <text:p text:style-name="P7">|</text:p>
      <text:p text:style-name="P7">~</text:p>
      <text:p text:style-name="P7">as</text:p>
      <text:p text:style-name="P1"><text:span text:style-name="T13">case</text:span><text:span text:style-name="T13">, </text:span><text:span text:style-name="T13">of</text:span></text:p>
      <text:p text:style-name="P7">class</text:p>
      <text:p text:style-name="P7">data</text:p>
      <text:p text:style-name="P1"><text:span text:style-name="T13">data</text:span><text:span text:style-name="T13"> </text:span><text:span text:style-name="T13">family</text:span></text:p>
      <text:p text:style-name="P1"><text:span text:style-name="T13">data</text:span><text:span text:style-name="T13"> </text:span><text:span text:style-name="T13">instance</text:span></text:p>
      <text:p text:style-name="P7">default</text:p>
      <text:p text:style-name="P7">deriving</text:p>
      <text:p text:style-name="P1"><text:span text:style-name="T13">deriving</text:span><text:span text:style-name="T13"> </text:span><text:span text:style-name="T13">instance</text:span></text:p>
      <text:p text:style-name="P7">do</text:p>
      <text:p text:style-name="P7">forall</text:p>
      <text:p text:style-name="P7">foreign</text:p>
      <text:p text:style-name="P7">hiding</text:p>
      <text:p text:style-name="P1"><text:span text:style-name="T13">if</text:span><text:span text:style-name="T13">, </text:span><text:span text:style-name="T13">then</text:span><text:span text:style-name="T13">, </text:span><text:span text:style-name="T13">else</text:span></text:p>
      <text:p text:style-name="P7">import</text:p>
      <text:p text:style-name="P1"><text:span text:style-name="T13">infix</text:span><text:span text:style-name="T13">, </text:span><text:span text:style-name="T13">infixl</text:span><text:span text:style-name="T13">, </text:span><text:span text:style-name="T13">infixr</text:span></text:p>
      <text:p text:style-name="P7">instance</text:p>
      <text:p text:style-name="P1"><text:span text:style-name="T13">let</text:span><text:span text:style-name="T13">, </text:span><text:span text:style-name="T13">in</text:span></text:p>
      <text:p text:style-name="P7">mdo</text:p>
      <text:p text:style-name="P7">module</text:p>
      <text:p text:style-name="P7">newtype</text:p>
      <text:p text:style-name="P7">proc</text:p>
      <text:p text:style-name="P7">qualified</text:p>
      <text:p text:style-name="P7">rec</text:p>
      <text:p text:style-name="P7">type</text:p>
      <text:p text:style-name="P1"><text:span text:style-name="T13">type</text:span><text:span text:style-name="T13"> </text:span><text:span text:style-name="T13">family</text:span></text:p>
      <text:p text:style-name="P1"><text:span text:style-name="T13">type</text:span><text:span text:style-name="T13"> </text:span><text:span text:style-name="T13">instance</text:span></text:p>
      <text:p text:style-name="P7"><text:soft-page-break/>where</text:p>
      <text:h text:style-name="P73" text:outline-level="10"><text:bookmark text:name="h.50jf9w9genca"/>Smalltalk</text:h>
      <text:p text:style-name="P8">true</text:p>
      <text:p text:style-name="P8">false</text:p>
      <text:p text:style-name="P8">nil</text:p>
      <text:p text:style-name="P8">self</text:p>
      <text:p text:style-name="P8">super</text:p>
      <text:p text:style-name="P8">thisContext</text:p>
      <text:h text:style-name="P73" text:outline-level="10"><text:bookmark text:name="h.hkcgpslwl9i4"/>C# (77)</text:h>
      <text:p text:style-name="P7">abstract</text:p>
      <text:p text:style-name="P7">as</text:p>
      <text:p text:style-name="P7">base</text:p>
      <text:p text:style-name="P7">bool</text:p>
      <text:p text:style-name="P7">break</text:p>
      <text:p text:style-name="P7">byte</text:p>
      <text:p text:style-name="P7">case</text:p>
      <text:p text:style-name="P7">catch</text:p>
      <text:p text:style-name="P7">char</text:p>
      <text:p text:style-name="P7">checked</text:p>
      <text:p text:style-name="P7">class</text:p>
      <text:p text:style-name="P7">const</text:p>
      <text:p text:style-name="P7">continue</text:p>
      <text:p text:style-name="P7">decimal</text:p>
      <text:p text:style-name="P7">default</text:p>
      <text:p text:style-name="P7">delegate</text:p>
      <text:p text:style-name="P7">do</text:p>
      <text:p text:style-name="P7">double</text:p>
      <text:p text:style-name="P7">else</text:p>
      <text:p text:style-name="P7">enum</text:p>
      <text:p text:style-name="P7">event</text:p>
      <text:p text:style-name="P7">explicit</text:p>
      <text:p text:style-name="P7">extern</text:p>
      <text:p text:style-name="P7">false</text:p>
      <text:p text:style-name="P7">finally</text:p>
      <text:p text:style-name="P7">fixed</text:p>
      <text:p text:style-name="P7">float</text:p>
      <text:p text:style-name="P7">for</text:p>
      <text:p text:style-name="P7">foreach</text:p>
      <text:p text:style-name="P7">goto</text:p>
      <text:p text:style-name="P7">if</text:p>
      <text:p text:style-name="P7">implicit</text:p>
      <text:p text:style-name="P7">in</text:p>
      <text:p text:style-name="P7">int</text:p>
      <text:p text:style-name="P7">interface</text:p>
      <text:p text:style-name="P7">internal</text:p>
      <text:p text:style-name="P7">is</text:p>
      <text:p text:style-name="P7">lock</text:p>
      <text:p text:style-name="P7">long</text:p>
      <text:p text:style-name="P7">namespace</text:p>
      <text:p text:style-name="P7">new</text:p>
      <text:p text:style-name="P7">null</text:p>
      <text:p text:style-name="P7">object</text:p>
      <text:p text:style-name="P7"><text:soft-page-break/>operator</text:p>
      <text:p text:style-name="P7">out</text:p>
      <text:p text:style-name="P7">override</text:p>
      <text:p text:style-name="P7">params</text:p>
      <text:p text:style-name="P7">private</text:p>
      <text:p text:style-name="P7">protected</text:p>
      <text:p text:style-name="P7">public</text:p>
      <text:p text:style-name="P7">readonly</text:p>
      <text:p text:style-name="P7">ref</text:p>
      <text:p text:style-name="P7">return</text:p>
      <text:p text:style-name="P7">sbyte</text:p>
      <text:p text:style-name="P7">sealed</text:p>
      <text:p text:style-name="P7">short</text:p>
      <text:p text:style-name="P7">sizeof</text:p>
      <text:p text:style-name="P7">stackalloc</text:p>
      <text:p text:style-name="P7">static</text:p>
      <text:p text:style-name="P7">string</text:p>
      <text:p text:style-name="P7">struct</text:p>
      <text:p text:style-name="P7">switch</text:p>
      <text:p text:style-name="P7">this</text:p>
      <text:p text:style-name="P7">throw</text:p>
      <text:p text:style-name="P7">true</text:p>
      <text:p text:style-name="P7">try</text:p>
      <text:p text:style-name="P7">typeof</text:p>
      <text:p text:style-name="P7">uint</text:p>
      <text:p text:style-name="P7">ulong</text:p>
      <text:p text:style-name="P7">unchecked</text:p>
      <text:p text:style-name="P7">unsafe</text:p>
      <text:p text:style-name="P7">ushort</text:p>
      <text:p text:style-name="P7">using</text:p>
      <text:p text:style-name="P7">virtual</text:p>
      <text:p text:style-name="P7">void</text:p>
      <text:p text:style-name="P7">volatile</text:p>
      <text:p text:style-name="P7">while</text:p>
      <text:h text:style-name="P73" text:outline-level="10"><text:bookmark text:name="h.m9d0gglzpfgc"/>PHP (67)</text:h>
      <text:p text:style-name="P1"><text:span text:style-name="T13">__</text:span><text:span text:style-name="T13">halt</text:span><text:span text:style-name="T13">_</text:span><text:span text:style-name="T13">compiler</text:span><text:span text:style-name="T13">()<text:line-break/></text:span><text:span text:style-name="T13">abstract</text:span><text:span text:style-name="T13"><text:line-break/></text:span><text:span text:style-name="T13">and</text:span><text:span text:style-name="T13"><text:line-break/></text:span><text:span text:style-name="T13">array</text:span><text:span text:style-name="T13">()<text:line-break/></text:span><text:span text:style-name="T13">as</text:span><text:span text:style-name="T13"><text:line-break/></text:span><text:span text:style-name="T13">break</text:span><text:span text:style-name="T13"><text:line-break/></text:span><text:span text:style-name="T13">callable</text:span><text:span text:style-name="T13"><text:line-break/></text:span><text:span text:style-name="T13">case</text:span><text:span text:style-name="T13"><text:line-break/></text:span><text:span text:style-name="T13">catch</text:span><text:span text:style-name="T13"><text:line-break/></text:span><text:span text:style-name="T13">class</text:span><text:span text:style-name="T13"><text:line-break/></text:span><text:span text:style-name="T13">clone</text:span><text:span text:style-name="T13"><text:line-break/></text:span><text:span text:style-name="T13">const</text:span><text:span text:style-name="T13"><text:line-break/></text:span><text:span text:style-name="T13">continue</text:span><text:span text:style-name="T13"><text:line-break/></text:span><text:span text:style-name="T13">declare</text:span><text:span text:style-name="T13"><text:line-break/></text:span><text:span text:style-name="T13">default</text:span><text:span text:style-name="T13"><text:line-break/></text:span><text:span text:style-name="T13">die</text:span><text:span text:style-name="T13">()<text:line-break/></text:span><text:span text:style-name="T13">do</text:span><text:span text:style-name="T13"><text:line-break/></text:span><text:span text:style-name="T13">echo</text:span><text:span text:style-name="T13"><text:line-break/></text:span><text:span text:style-name="T13">else</text:span><text:span text:style-name="T13"><text:line-break/></text:span><text:soft-page-break/><text:span text:style-name="T13">elseif</text:span><text:span text:style-name="T13"><text:line-break/></text:span><text:span text:style-name="T13">empty</text:span><text:span text:style-name="T13">()<text:line-break/></text:span><text:span text:style-name="T13">enddeclare</text:span><text:span text:style-name="T13"><text:line-break/></text:span><text:span text:style-name="T13">endfor</text:span><text:span text:style-name="T13"><text:line-break/></text:span><text:span text:style-name="T13">endforeach</text:span><text:span text:style-name="T13"><text:line-break/></text:span><text:span text:style-name="T13">endif</text:span><text:span text:style-name="T13"><text:line-break/></text:span><text:span text:style-name="T13">endswitch</text:span><text:span text:style-name="T13"><text:line-break/></text:span><text:span text:style-name="T13">endwhile</text:span><text:span text:style-name="T13"><text:line-break/></text:span><text:span text:style-name="T13">eval</text:span><text:span text:style-name="T13">()<text:line-break/></text:span><text:span text:style-name="T13">exit</text:span><text:span text:style-name="T13">()<text:line-break/></text:span><text:span text:style-name="T13">extends</text:span><text:span text:style-name="T13"><text:line-break/></text:span><text:span text:style-name="T13">final</text:span><text:span text:style-name="T13"><text:line-break/></text:span><text:span text:style-name="T13">finally</text:span><text:span text:style-name="T13"><text:line-break/></text:span><text:span text:style-name="T13">for</text:span><text:span text:style-name="T13"><text:line-break/></text:span><text:span text:style-name="T13">foreach</text:span><text:span text:style-name="T13"><text:line-break/></text:span><text:span text:style-name="T13">function</text:span><text:span text:style-name="T13"><text:line-break/></text:span><text:span text:style-name="T13">global</text:span><text:span text:style-name="T13"><text:line-break/></text:span><text:span text:style-name="T13">goto</text:span><text:span text:style-name="T13"><text:line-break/></text:span><text:span text:style-name="T13">if</text:span><text:span text:style-name="T13"><text:line-break/></text:span><text:span text:style-name="T13">implements</text:span><text:span text:style-name="T13"><text:line-break/></text:span><text:span text:style-name="T13">include</text:span><text:span text:style-name="T13"><text:line-break/></text:span><text:span text:style-name="T13">include</text:span><text:span text:style-name="T13">_</text:span><text:span text:style-name="T13">once</text:span><text:span text:style-name="T13"><text:line-break/></text:span><text:span text:style-name="T13">instanceof</text:span><text:span text:style-name="T13"><text:line-break/></text:span><text:span text:style-name="T13">insteadof</text:span><text:span text:style-name="T13"><text:line-break/></text:span><text:span text:style-name="T13">interface</text:span><text:span text:style-name="T13"><text:line-break/></text:span><text:span text:style-name="T13">isset</text:span><text:span text:style-name="T13">()<text:line-break/></text:span><text:span text:style-name="T13">list</text:span><text:span text:style-name="T13">()<text:line-break/></text:span><text:span text:style-name="T13">namespace</text:span><text:span text:style-name="T13"><text:line-break/></text:span><text:span text:style-name="T13">new</text:span><text:span text:style-name="T13"><text:line-break/></text:span><text:span text:style-name="T13">or</text:span><text:span text:style-name="T13"><text:line-break/></text:span><text:span text:style-name="T13">print</text:span><text:span text:style-name="T13"><text:line-break/></text:span><text:span text:style-name="T13">private</text:span><text:span text:style-name="T13"><text:line-break/></text:span><text:span text:style-name="T13">protected</text:span><text:span text:style-name="T13"><text:line-break/></text:span><text:span text:style-name="T13">public</text:span><text:span text:style-name="T13"><text:line-break/></text:span><text:span text:style-name="T13">require</text:span><text:span text:style-name="T13"><text:line-break/></text:span><text:span text:style-name="T13">require</text:span><text:span text:style-name="T13">_</text:span><text:span text:style-name="T13">once</text:span><text:span text:style-name="T13"><text:line-break/></text:span><text:span text:style-name="T13">return</text:span><text:span text:style-name="T13"><text:line-break/></text:span><text:span text:style-name="T13">static</text:span><text:span text:style-name="T13"><text:line-break/></text:span><text:span text:style-name="T13">switch</text:span><text:span text:style-name="T13"><text:line-break/></text:span><text:span text:style-name="T13">throw</text:span><text:span text:style-name="T13"><text:line-break/></text:span><text:span text:style-name="T13">trait</text:span><text:span text:style-name="T13"><text:line-break/><text:line-break/></text:span><text:span text:style-name="T13">try</text:span><text:span text:style-name="T13"><text:line-break/></text:span><text:span text:style-name="T13">unset</text:span><text:span text:style-name="T13">()<text:line-break/></text:span><text:span text:style-name="T13">use</text:span><text:span text:style-name="T13"><text:line-break/></text:span><text:span text:style-name="T13">var</text:span><text:span text:style-name="T13"><text:line-break/></text:span><text:span text:style-name="T13">while</text:span><text:span text:style-name="T13"><text:line-break/></text:span><text:span text:style-name="T13">xor</text:span><text:span text:style-name="T13"><text:line-break/></text:span><text:span text:style-name="T13">yield</text:span></text:p>
      <text:h text:style-name="P73" text:outline-level="10"><text:bookmark text:name="h.bv9uc9kd2gdb"/>SQL - SQLite (124)</text:h>
      <text:p text:style-name="P7">ABORT</text:p>
      <text:p text:style-name="P7">ACTION</text:p>
      <text:p text:style-name="P7">ADD</text:p>
      <text:p text:style-name="P7">AFTER</text:p>
      <text:p text:style-name="P7"><text:soft-page-break/>ALL</text:p>
      <text:p text:style-name="P7">ALTER</text:p>
      <text:p text:style-name="P7">ANALYZE</text:p>
      <text:p text:style-name="P7">AND</text:p>
      <text:p text:style-name="P7">AS</text:p>
      <text:p text:style-name="P7">ASC</text:p>
      <text:p text:style-name="P7">ATTACH</text:p>
      <text:p text:style-name="P7">AUTOINCREMENT</text:p>
      <text:p text:style-name="P7">BEFORE</text:p>
      <text:p text:style-name="P7">BEGIN</text:p>
      <text:p text:style-name="P7">BETWEEN</text:p>
      <text:p text:style-name="P7">BY</text:p>
      <text:p text:style-name="P7">CASCADE</text:p>
      <text:p text:style-name="P7">CASE</text:p>
      <text:p text:style-name="P7">CAST</text:p>
      <text:p text:style-name="P7">CHECK</text:p>
      <text:p text:style-name="P7">COLLATE</text:p>
      <text:p text:style-name="P7">COLUMN</text:p>
      <text:p text:style-name="P7">COMMIT</text:p>
      <text:p text:style-name="P7">CONFLICT</text:p>
      <text:p text:style-name="P7">CONSTRAINT</text:p>
      <text:p text:style-name="P7">CREATE</text:p>
      <text:p text:style-name="P7">CROSS</text:p>
      <text:p text:style-name="P1"><text:span text:style-name="T13">CURRENT</text:span><text:span text:style-name="T13">_</text:span><text:span text:style-name="T13">DATE</text:span></text:p>
      <text:p text:style-name="P1"><text:span text:style-name="T13">CURRENT</text:span><text:span text:style-name="T13">_</text:span><text:span text:style-name="T13">TIME</text:span></text:p>
      <text:p text:style-name="P1"><text:span text:style-name="T13">CURRENT</text:span><text:span text:style-name="T13">_</text:span><text:span text:style-name="T13">TIMESTAMP</text:span></text:p>
      <text:p text:style-name="P7">DATABASE</text:p>
      <text:p text:style-name="P7">DEFAULT</text:p>
      <text:p text:style-name="P7">DEFERRABLE</text:p>
      <text:p text:style-name="P7">DEFERRED</text:p>
      <text:p text:style-name="P7">DELETE</text:p>
      <text:p text:style-name="P7">DESC</text:p>
      <text:p text:style-name="P7">DETACH</text:p>
      <text:p text:style-name="P7">DISTINCT</text:p>
      <text:p text:style-name="P7">DROP</text:p>
      <text:p text:style-name="P7">EACH</text:p>
      <text:p text:style-name="P7">ELSE</text:p>
      <text:p text:style-name="P7">END</text:p>
      <text:p text:style-name="P7">ESCAPE</text:p>
      <text:p text:style-name="P7">EXCEPT</text:p>
      <text:p text:style-name="P7">EXCLUSIVE</text:p>
      <text:p text:style-name="P7">EXISTS</text:p>
      <text:p text:style-name="P7">EXPLAIN</text:p>
      <text:p text:style-name="P7">FAIL</text:p>
      <text:p text:style-name="P7">FOR</text:p>
      <text:p text:style-name="P7">FOREIGN</text:p>
      <text:p text:style-name="P7">FROM</text:p>
      <text:p text:style-name="P7">FULL</text:p>
      <text:p text:style-name="P7">GLOB</text:p>
      <text:p text:style-name="P7">GROUP</text:p>
      <text:p text:style-name="P7">HAVING</text:p>
      <text:p text:style-name="P7">IF</text:p>
      <text:p text:style-name="P7">IGNORE</text:p>
      <text:p text:style-name="P7">IMMEDIATE</text:p>
      <text:p text:style-name="P7">IN</text:p>
      <text:p text:style-name="P7"><text:soft-page-break/>INDEX</text:p>
      <text:p text:style-name="P7">INDEXED</text:p>
      <text:p text:style-name="P7">INITIALLY</text:p>
      <text:p text:style-name="P7">INNER</text:p>
      <text:p text:style-name="P7">INSERT</text:p>
      <text:p text:style-name="P7">INSTEAD</text:p>
      <text:p text:style-name="P7">INTERSECT</text:p>
      <text:p text:style-name="P7">INTO</text:p>
      <text:p text:style-name="P7">IS</text:p>
      <text:p text:style-name="P7">ISNULL</text:p>
      <text:p text:style-name="P7">JOIN</text:p>
      <text:p text:style-name="P7">KEY</text:p>
      <text:p text:style-name="P7">LEFT</text:p>
      <text:p text:style-name="P7">LIKE</text:p>
      <text:p text:style-name="P7">LIMIT</text:p>
      <text:p text:style-name="P7">MATCH</text:p>
      <text:p text:style-name="P7">NATURAL</text:p>
      <text:p text:style-name="P7">NO</text:p>
      <text:p text:style-name="P7">NOT</text:p>
      <text:p text:style-name="P7">NOTNULL</text:p>
      <text:p text:style-name="P7">NULL</text:p>
      <text:p text:style-name="P7">OF</text:p>
      <text:p text:style-name="P7">OFFSET</text:p>
      <text:p text:style-name="P7">ON</text:p>
      <text:p text:style-name="P7">OR</text:p>
      <text:p text:style-name="P7">ORDER</text:p>
      <text:p text:style-name="P7">OUTER</text:p>
      <text:p text:style-name="P7">PLAN</text:p>
      <text:p text:style-name="P7">PRAGMA</text:p>
      <text:p text:style-name="P7">PRIMARY</text:p>
      <text:p text:style-name="P7">QUERY</text:p>
      <text:p text:style-name="P7">RAISE</text:p>
      <text:p text:style-name="P7">RECURSIVE</text:p>
      <text:p text:style-name="P7">REFERENCES</text:p>
      <text:p text:style-name="P7">REGEXP</text:p>
      <text:p text:style-name="P7">REINDEX</text:p>
      <text:p text:style-name="P7">RELEASE</text:p>
      <text:p text:style-name="P7">RENAME</text:p>
      <text:p text:style-name="P7">REPLACE</text:p>
      <text:p text:style-name="P7">RESTRICT</text:p>
      <text:p text:style-name="P7">RIGHT</text:p>
      <text:p text:style-name="P7">ROLLBACK</text:p>
      <text:p text:style-name="P7">ROW</text:p>
      <text:p text:style-name="P7">SAVEPOINT</text:p>
      <text:p text:style-name="P7">SELECT</text:p>
      <text:p text:style-name="P7">SET</text:p>
      <text:p text:style-name="P7">TABLE</text:p>
      <text:p text:style-name="P7">TEMP</text:p>
      <text:p text:style-name="P7">TEMPORARY</text:p>
      <text:p text:style-name="P7">THEN</text:p>
      <text:p text:style-name="P7">TO</text:p>
      <text:p text:style-name="P7">TRANSACTION</text:p>
      <text:p text:style-name="P7">TRIGGER</text:p>
      <text:p text:style-name="P7">UNION</text:p>
      <text:p text:style-name="P7">UNIQUE</text:p>
      <text:p text:style-name="P7"><text:soft-page-break/>UPDATE</text:p>
      <text:p text:style-name="P7">USING</text:p>
      <text:p text:style-name="P7">VACUUM</text:p>
      <text:p text:style-name="P7">VALUES</text:p>
      <text:p text:style-name="P7">VIEW</text:p>
      <text:p text:style-name="P7">VIRTUAL</text:p>
      <text:p text:style-name="P7">WHEN</text:p>
      <text:p text:style-name="P7">WHERE</text:p>
      <text:p text:style-name="P7">WITH</text:p>
      <text:p text:style-name="P7">WIT</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OpenSymbol" svg:font-family="OpenSymbol"/>
    <style:font-face style:name="Trebuchet MS" svg:font-family="'Trebuchet M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333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meta:editing-cycles>9</meta:editing-cycles>
    <dc:date>2015-05-27T18:37:21</dc:date>
    <meta:editing-duration>P4DT17H51M30S</meta:editing-duration>
    <meta:document-statistic meta:table-count="4" meta:image-count="0" meta:object-count="0" meta:page-count="21" meta:paragraph-count="650" meta:word-count="3409" meta:character-count="24226" meta:non-whitespace-character-count="21457"/>
  </office:meta>
</office:document-meta>
</file>